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VersionList.xml" manifest:media-type=""/>
  <manifest:file-entry manifest:full-path="manifest.rdf" manifest:media-type="application/rdf+xml"/>
  <manifest:file-entry manifest:full-path="settings.xml" manifest:media-type="text/xml"/>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29in" table:align="left" style:writing-mode="lr-tb"/>
    </style:style>
    <style:style style:name="Table2.A" style:family="table-column">
      <style:table-column-properties style:column-width="1.25in"/>
    </style:style>
    <style:style style:name="Table2.B" style:family="table-column">
      <style:table-column-properties style:column-width="0.5in"/>
    </style:style>
    <style:style style:name="Table2.D" style:family="table-column">
      <style:table-column-properties style:column-width="0.75in"/>
    </style:style>
    <style:style style:name="Table2.E" style:family="table-column">
      <style:table-column-properties style:column-width="0.8139in"/>
    </style:style>
    <style:style style:name="Table2.F" style:family="table-column">
      <style:table-column-properties style:column-width="3.10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29in" table:align="left" style:writing-mode="lr-tb"/>
    </style:style>
    <style:style style:name="Table6.A" style:family="table-column">
      <style:table-column-properties style:column-width="1.25in"/>
    </style:style>
    <style:style style:name="Table6.B" style:family="table-column">
      <style:table-column-properties style:column-width="0.5in"/>
    </style:style>
    <style:style style:name="Table6.D" style:family="table-column">
      <style:table-column-properties style:column-width="0.75in"/>
    </style:style>
    <style:style style:name="Table6.E" style:family="table-column">
      <style:table-column-properties style:column-width="0.8139in"/>
    </style:style>
    <style:style style:name="Table6.F" style:family="table-column">
      <style:table-column-properties style:column-width="3.109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7" style:family="table-row">
      <style:table-row-properties loext:text-changes-only="false"/>
    </style:style>
    <style:style style:name="Table3" style:family="table">
      <style:table-properties style:width="6.9229in" table:align="left" style:may-break-between-rows="false" style:writing-mode="lr-tb"/>
    </style:style>
    <style:style style:name="Table3.A" style:family="table-column">
      <style:table-column-properties style:column-width="1.25in"/>
    </style:style>
    <style:style style:name="Table3.B" style:family="table-column">
      <style:table-column-properties style:column-width="0.4965in"/>
    </style:style>
    <style:style style:name="Table3.C" style:family="table-column">
      <style:table-column-properties style:column-width="0.5049in"/>
    </style:style>
    <style:style style:name="Table3.D" style:family="table-column">
      <style:table-column-properties style:column-width="0.7451in"/>
    </style:style>
    <style:style style:name="Table3.E" style:family="table-column">
      <style:table-column-properties style:column-width="0.8174in"/>
    </style:style>
    <style:style style:name="Table3.F" style:family="table-column">
      <style:table-column-properties style:column-width="3.109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7" style:family="table">
      <style:table-properties style:width="6.9229in" table:align="left" style:writing-mode="lr-tb"/>
    </style:style>
    <style:style style:name="Table7.A" style:family="table-column">
      <style:table-column-properties style:column-width="1.25in"/>
    </style:style>
    <style:style style:name="Table7.B" style:family="table-column">
      <style:table-column-properties style:column-width="0.4965in"/>
    </style:style>
    <style:style style:name="Table7.C" style:family="table-column">
      <style:table-column-properties style:column-width="0.5049in"/>
    </style:style>
    <style:style style:name="Table7.D" style:family="table-column">
      <style:table-column-properties style:column-width="0.7451in"/>
    </style:style>
    <style:style style:name="Table7.E" style:family="table-column">
      <style:table-column-properties style:column-width="0.8174in"/>
    </style:style>
    <style:style style:name="Table7.F" style:family="table-column">
      <style:table-column-properties style:column-width="3.109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2" style:family="table-row">
      <style:table-row-properties style:min-row-height="0.241in"/>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5" style:family="table-row">
      <style:table-row-properties loext:text-changes-only="false"/>
    </style:style>
    <style:style style:name="Table10" style:family="table">
      <style:table-properties style:width="6.9229in" table:align="left" style:may-break-between-rows="false" style:writing-mode="lr-tb"/>
    </style:style>
    <style:style style:name="Table10.A" style:family="table-column">
      <style:table-column-properties style:column-width="1.25in"/>
    </style:style>
    <style:style style:name="Table10.B" style:family="table-column">
      <style:table-column-properties style:column-width="0.4965in"/>
    </style:style>
    <style:style style:name="Table10.C" style:family="table-column">
      <style:table-column-properties style:column-width="0.5049in"/>
    </style:style>
    <style:style style:name="Table10.D" style:family="table-column">
      <style:table-column-properties style:column-width="0.7451in"/>
    </style:style>
    <style:style style:name="Table10.E" style:family="table-column">
      <style:table-column-properties style:column-width="0.8174in"/>
    </style:style>
    <style:style style:name="Table10.F" style:family="table-column">
      <style:table-column-properties style:column-width="3.109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2" style:family="table-row">
      <style:table-row-properties style:min-row-height="0.241in"/>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5" style:family="table">
      <style:table-properties style:width="6.9229in" table:align="left" style:writing-mode="lr-tb"/>
    </style:style>
    <style:style style:name="Table5.A" style:family="table-column">
      <style:table-column-properties style:column-width="1.9993in"/>
    </style:style>
    <style:style style:name="Table5.B" style:family="table-column">
      <style:table-column-properties style:column-width="0.5799in"/>
    </style:style>
    <style:style style:name="Table5.D" style:family="table-column">
      <style:table-column-properties style:column-width="1.4646in"/>
    </style:style>
    <style:style style:name="Table5.E" style:family="table-column">
      <style:table-column-properties style:column-width="2.299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Heading_20_1" style:master-page-name="First_20_Page">
      <style:paragraph-properties style:page-number="auto"/>
    </style:style>
    <style:style style:name="P2" style:family="paragraph" style:parent-style-name="Standard">
      <style:text-properties officeooo:rsid="00113339" officeooo:paragraph-rsid="00113339"/>
    </style:style>
    <style:style style:name="P3" style:family="paragraph" style:parent-style-name="Heading_20_1" style:master-page-name="">
      <style:paragraph-properties style:page-number="auto" fo:break-before="auto" fo:break-after="auto"/>
      <style:text-properties officeooo:rsid="00113339" officeooo:paragraph-rsid="00113339"/>
    </style:style>
    <style:style style:name="P4" style:family="paragraph" style:parent-style-name="Standard">
      <style:text-properties officeooo:paragraph-rsid="00113339"/>
    </style:style>
    <style:style style:name="P5" style:family="paragraph" style:parent-style-name="Standard" style:list-style-name="L1">
      <style:text-properties officeooo:rsid="00865a6a" officeooo:paragraph-rsid="00865a6a"/>
    </style:style>
    <style:style style:name="P6" style:family="paragraph" style:parent-style-name="Standard" style:list-style-name="L1">
      <style:text-properties officeooo:rsid="00113339" officeooo:paragraph-rsid="00113339"/>
    </style:style>
    <style:style style:name="P7"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8" style:family="paragraph" style:parent-style-name="Standard" style:list-style-name="L1">
      <style:text-properties officeooo:paragraph-rsid="00131d01"/>
    </style:style>
    <style:style style:name="P9" style:family="paragraph" style:parent-style-name="Heading_20_1" style:master-page-name="">
      <style:paragraph-properties style:page-number="auto" fo:break-before="auto" fo:break-after="auto"/>
      <style:text-properties officeooo:rsid="002152e2" officeooo:paragraph-rsid="002152e2"/>
    </style:style>
    <style:style style:name="P10" style:family="paragraph" style:parent-style-name="Standard">
      <style:text-properties fo:font-weight="bold" officeooo:rsid="002152e2" officeooo:paragraph-rsid="002152e2" style:font-weight-asian="bold" style:font-weight-complex="bold"/>
    </style:style>
    <style:style style:name="P11" style:family="paragraph" style:parent-style-name="Standard">
      <style:text-properties fo:font-weight="bold" officeooo:rsid="002152e2" officeooo:paragraph-rsid="00230ec4" style:font-weight-asian="bold" style:font-weight-complex="bold"/>
    </style:style>
    <style:style style:name="P12" style:family="paragraph" style:parent-style-name="Standard">
      <style:text-properties officeooo:paragraph-rsid="0062f8f3"/>
    </style:style>
    <style:style style:name="P13" style:family="paragraph" style:parent-style-name="Table_20_Contents">
      <style:text-properties officeooo:rsid="00144fd1" officeooo:paragraph-rsid="002186a5"/>
    </style:style>
    <style:style style:name="P14" style:family="paragraph" style:parent-style-name="Standard">
      <style:text-properties fo:font-weight="bold" officeooo:rsid="002186a5" officeooo:paragraph-rsid="002186a5" style:font-weight-asian="bold" style:font-weight-complex="bold"/>
    </style:style>
    <style:style style:name="P15" style:family="paragraph" style:parent-style-name="Standard">
      <style:text-properties officeooo:rsid="00144fd1" officeooo:paragraph-rsid="00144fd1"/>
    </style:style>
    <style:style style:name="P16" style:family="paragraph" style:parent-style-name="Standard">
      <style:text-properties officeooo:rsid="00250917" officeooo:paragraph-rsid="00250917"/>
    </style:style>
    <style:style style:name="P17" style:family="paragraph" style:parent-style-name="Table_20_Heading">
      <style:text-properties officeooo:rsid="00144fd1" officeooo:paragraph-rsid="00144fd1"/>
    </style:style>
    <style:style style:name="P18" style:family="paragraph" style:parent-style-name="Table_20_Contents">
      <style:text-properties officeooo:rsid="00144fd1" officeooo:paragraph-rsid="00144fd1"/>
    </style:style>
    <style:style style:name="P19" style:family="paragraph" style:parent-style-name="Table_20_Contents">
      <style:paragraph-properties fo:text-align="center" style:justify-single-word="false"/>
      <style:text-properties officeooo:rsid="00144fd1" officeooo:paragraph-rsid="00144fd1"/>
    </style:style>
    <style:style style:name="P20" style:family="paragraph" style:parent-style-name="Table_20_Contents">
      <style:paragraph-properties fo:text-align="center" style:justify-single-word="false"/>
      <style:text-properties officeooo:rsid="0016a3b1" officeooo:paragraph-rsid="0016a3b1"/>
    </style:style>
    <style:style style:name="P21" style:family="paragraph" style:parent-style-name="Table_20_Contents">
      <style:text-properties officeooo:rsid="007ee37b" officeooo:paragraph-rsid="00840ce9"/>
    </style:style>
    <style:style style:name="P22" style:family="paragraph" style:parent-style-name="Table_20_Contents">
      <style:text-properties officeooo:rsid="004c75d4" officeooo:paragraph-rsid="00840ce9"/>
    </style:style>
    <style:style style:name="P23" style:family="paragraph" style:parent-style-name="Table_20_Contents">
      <style:text-properties officeooo:paragraph-rsid="00840ce9"/>
    </style:style>
    <style:style style:name="P24" style:family="paragraph" style:parent-style-name="Table_20_Contents">
      <style:text-properties officeooo:rsid="00230ec4" officeooo:paragraph-rsid="00840ce9"/>
    </style:style>
    <style:style style:name="P25" style:family="paragraph" style:parent-style-name="Table_20_Contents">
      <style:text-properties officeooo:rsid="00144fd1" officeooo:paragraph-rsid="00840ce9"/>
    </style:style>
    <style:style style:name="P26" style:family="paragraph" style:parent-style-name="Table_20_Contents">
      <style:text-properties officeooo:rsid="00184487" officeooo:paragraph-rsid="00840ce9"/>
    </style:style>
    <style:style style:name="P27" style:family="paragraph" style:parent-style-name="Table_20_Contents">
      <style:text-properties officeooo:rsid="00230ec4" officeooo:paragraph-rsid="00471c41"/>
    </style:style>
    <style:style style:name="P28" style:family="paragraph" style:parent-style-name="Table_20_Contents">
      <style:text-properties officeooo:rsid="002186a5" officeooo:paragraph-rsid="00840ce9"/>
    </style:style>
    <style:style style:name="P29" style:family="paragraph" style:parent-style-name="Table_20_Heading">
      <style:text-properties officeooo:rsid="00144fd1" officeooo:paragraph-rsid="00184487"/>
    </style:style>
    <style:style style:name="P30" style:family="paragraph" style:parent-style-name="Table_20_Contents">
      <style:text-properties officeooo:rsid="00144fd1" officeooo:paragraph-rsid="00184487"/>
    </style:style>
    <style:style style:name="P31" style:family="paragraph" style:parent-style-name="Table_20_Contents">
      <style:paragraph-properties fo:text-align="center" style:justify-single-word="false"/>
      <style:text-properties officeooo:rsid="00144fd1" officeooo:paragraph-rsid="00184487"/>
    </style:style>
    <style:style style:name="P32" style:family="paragraph" style:parent-style-name="Table_20_Contents">
      <style:paragraph-properties fo:text-align="center" style:justify-single-word="false"/>
      <style:text-properties officeooo:rsid="0016a3b1" officeooo:paragraph-rsid="00184487"/>
    </style:style>
    <style:style style:name="P33" style:family="paragraph" style:parent-style-name="Standard">
      <style:text-properties officeooo:rsid="002886bd" officeooo:paragraph-rsid="00840ce9"/>
    </style:style>
    <style:style style:name="P34" style:family="paragraph" style:parent-style-name="Table_20_Contents">
      <style:paragraph-properties fo:margin-left="0.5in" fo:margin-right="0in" fo:text-indent="0in" style:auto-text-indent="false"/>
      <style:text-properties officeooo:rsid="002886bd" officeooo:paragraph-rsid="00840ce9"/>
    </style:style>
    <style:style style:name="P35" style:family="paragraph" style:parent-style-name="Table_20_Contents">
      <style:paragraph-properties fo:margin-left="0.5in" fo:margin-right="0in" fo:text-indent="0in" style:auto-text-indent="false"/>
      <style:text-properties officeooo:rsid="0085800d" officeooo:paragraph-rsid="0085800d"/>
    </style:style>
    <style:style style:name="P36" style:family="paragraph" style:parent-style-name="Table_20_Contents">
      <style:paragraph-properties fo:margin-left="0.5in" fo:margin-right="0in" fo:text-indent="0in" style:auto-text-indent="false"/>
      <style:text-properties officeooo:rsid="0074a407" officeooo:paragraph-rsid="00840ce9"/>
    </style:style>
    <style:style style:name="P37" style:family="paragraph" style:parent-style-name="Table_20_Contents" style:list-style-name="L2">
      <style:text-properties officeooo:rsid="0074a407" officeooo:paragraph-rsid="00840ce9"/>
    </style:style>
    <style:style style:name="P38" style:family="paragraph" style:parent-style-name="Table_20_Contents" style:list-style-name="L2">
      <style:text-properties officeooo:rsid="00752191" officeooo:paragraph-rsid="00840ce9"/>
    </style:style>
    <style:style style:name="P39" style:family="paragraph" style:parent-style-name="Table_20_Contents" style:list-style-name="L2">
      <style:text-properties officeooo:rsid="0076cac8" officeooo:paragraph-rsid="00840ce9"/>
    </style:style>
    <style:style style:name="P40" style:family="paragraph" style:parent-style-name="Table_20_Contents" style:list-style-name="L3">
      <style:text-properties officeooo:rsid="00786007" officeooo:paragraph-rsid="00840ce9"/>
    </style:style>
    <style:style style:name="P41" style:family="paragraph" style:parent-style-name="Table_20_Contents" style:list-style-name="L3">
      <style:text-properties officeooo:rsid="00786007" officeooo:paragraph-rsid="0085800d"/>
    </style:style>
    <style:style style:name="P42" style:family="paragraph" style:parent-style-name="Table_20_Contents">
      <style:text-properties officeooo:rsid="00184487" officeooo:paragraph-rsid="00184487"/>
    </style:style>
    <style:style style:name="P43"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86007" officeooo:paragraph-rsid="00840ce9"/>
    </style:style>
    <style:style style:name="P44" style:family="paragraph" style:parent-style-name="Table_20_Contents">
      <style:text-properties officeooo:rsid="00840ce9" officeooo:paragraph-rsid="00840ce9"/>
    </style:style>
    <style:style style:name="P45" style:family="paragraph" style:parent-style-name="Standard">
      <style:text-properties officeooo:paragraph-rsid="00184487"/>
    </style:style>
    <style:style style:name="P46" style:family="paragraph" style:parent-style-name="Heading_20_2">
      <style:text-properties officeooo:paragraph-rsid="001b48a0"/>
    </style:style>
    <style:style style:name="P47" style:family="paragraph" style:parent-style-name="Table_20_Heading">
      <style:text-properties officeooo:rsid="00144fd1" officeooo:paragraph-rsid="001b48a0"/>
    </style:style>
    <style:style style:name="P48" style:family="paragraph" style:parent-style-name="Table_20_Contents">
      <style:text-properties officeooo:rsid="00144fd1" officeooo:paragraph-rsid="001b48a0"/>
    </style:style>
    <style:style style:name="P49" style:family="paragraph" style:parent-style-name="Table_20_Contents">
      <style:paragraph-properties fo:text-align="center" style:justify-single-word="false"/>
      <style:text-properties officeooo:rsid="00144fd1" officeooo:paragraph-rsid="001b48a0"/>
    </style:style>
    <style:style style:name="P50" style:family="paragraph" style:parent-style-name="Table_20_Contents">
      <style:paragraph-properties fo:text-align="center" style:justify-single-word="false"/>
      <style:text-properties officeooo:rsid="001b48a0" officeooo:paragraph-rsid="001b48a0"/>
    </style:style>
    <style:style style:name="P51" style:family="paragraph" style:parent-style-name="Table_20_Contents">
      <style:paragraph-properties fo:text-align="start" style:justify-single-word="false"/>
      <style:text-properties officeooo:rsid="001b48a0" officeooo:paragraph-rsid="001b48a0"/>
    </style:style>
    <style:style style:name="P52" style:family="paragraph" style:parent-style-name="Table_20_Contents">
      <style:text-properties officeooo:rsid="00184487" officeooo:paragraph-rsid="0055e94c"/>
    </style:style>
    <style:style style:name="P53" style:family="paragraph" style:parent-style-name="Table_20_Contents">
      <style:paragraph-properties fo:text-align="start" style:justify-single-word="false"/>
      <style:text-properties officeooo:rsid="002eab99" officeooo:paragraph-rsid="002eab99"/>
    </style:style>
    <style:style style:name="P54" style:family="paragraph" style:parent-style-name="Table_20_Contents">
      <style:text-properties officeooo:rsid="00144fd1" officeooo:paragraph-rsid="0055e94c"/>
    </style:style>
    <style:style style:name="P55" style:family="paragraph" style:parent-style-name="Table_20_Contents">
      <style:paragraph-properties fo:text-align="start" style:justify-single-word="false"/>
      <style:text-properties officeooo:rsid="00841a08" officeooo:paragraph-rsid="00841a08"/>
    </style:style>
    <style:style style:name="P56" style:family="paragraph" style:parent-style-name="Table_20_Contents">
      <style:text-properties officeooo:rsid="00841a08" officeooo:paragraph-rsid="00841a08"/>
    </style:style>
    <style:style style:name="P57" style:family="paragraph" style:parent-style-name="Heading_20_2">
      <style:text-properties officeooo:paragraph-rsid="004ed5c7"/>
    </style:style>
    <style:style style:name="P58" style:family="paragraph" style:parent-style-name="Heading_20_2">
      <style:text-properties officeooo:paragraph-rsid="00559b41"/>
    </style:style>
    <style:style style:name="P59" style:family="paragraph" style:parent-style-name="Table_20_Heading">
      <style:text-properties officeooo:rsid="00144fd1" officeooo:paragraph-rsid="00559b41"/>
    </style:style>
    <style:style style:name="P60" style:family="paragraph" style:parent-style-name="Table_20_Contents">
      <style:text-properties officeooo:rsid="00144fd1" officeooo:paragraph-rsid="00559b41"/>
    </style:style>
    <style:style style:name="P61" style:family="paragraph" style:parent-style-name="Table_20_Contents">
      <style:paragraph-properties fo:text-align="center" style:justify-single-word="false"/>
      <style:text-properties officeooo:rsid="00144fd1" officeooo:paragraph-rsid="00559b41"/>
    </style:style>
    <style:style style:name="P62" style:family="paragraph" style:parent-style-name="Table_20_Contents">
      <style:paragraph-properties fo:text-align="center" style:justify-single-word="false"/>
      <style:text-properties officeooo:rsid="001b48a0" officeooo:paragraph-rsid="00559b41"/>
    </style:style>
    <style:style style:name="P63" style:family="paragraph" style:parent-style-name="Table_20_Contents">
      <style:paragraph-properties fo:text-align="start" style:justify-single-word="false"/>
      <style:text-properties officeooo:rsid="001b48a0" officeooo:paragraph-rsid="00559b41"/>
    </style:style>
    <style:style style:name="P64" style:family="paragraph" style:parent-style-name="Table_20_Contents">
      <style:paragraph-properties fo:text-align="start" style:justify-single-word="false"/>
      <style:text-properties officeooo:rsid="006eeeec" officeooo:paragraph-rsid="006eeeec"/>
    </style:style>
    <style:style style:name="P65" style:family="paragraph" style:parent-style-name="Table_20_Contents">
      <style:paragraph-properties fo:margin-left="0in" fo:margin-right="0in" fo:text-align="start" style:justify-single-word="false" fo:text-indent="0in" style:auto-text-indent="false"/>
      <style:text-properties officeooo:rsid="006eeeec" officeooo:paragraph-rsid="006eeeec"/>
    </style:style>
    <style:style style:name="P66" style:family="paragraph" style:parent-style-name="Table_20_Contents">
      <style:paragraph-properties fo:text-align="start" style:justify-single-word="false"/>
      <style:text-properties officeooo:rsid="001eaf00" officeooo:paragraph-rsid="00559b41"/>
    </style:style>
    <style:style style:name="P67" style:family="paragraph" style:parent-style-name="Standard">
      <style:text-properties officeooo:paragraph-rsid="001eaf00"/>
    </style:style>
    <style:style style:name="P68" style:family="paragraph" style:parent-style-name="Heading_20_1">
      <style:text-properties officeooo:paragraph-rsid="00416e3a"/>
    </style:style>
    <style:style style:name="P69" style:family="paragraph" style:parent-style-name="Standard">
      <style:text-properties officeooo:rsid="002fa0f5" officeooo:paragraph-rsid="002fa0f5"/>
    </style:style>
    <style:style style:name="P70" style:family="paragraph" style:parent-style-name="Standard" style:master-page-name="">
      <style:paragraph-properties fo:margin-left="0.5in" fo:margin-right="0in" fo:margin-top="0in" fo:margin-bottom="0.1181in" style:contextual-spacing="false" fo:orphans="2" fo:widows="2" fo:text-indent="-0.5in" style:auto-text-indent="false" style:page-number="auto" style:writing-mode="lr-tb"/>
      <style:text-properties officeooo:rsid="002fa0f5" officeooo:paragraph-rsid="002fa0f5"/>
    </style:style>
    <style:style style:name="P71"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rsid="002fa0f5" officeooo:paragraph-rsid="002fa0f5"/>
    </style:style>
    <style:style style:name="P72"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paragraph-rsid="002fa0f5"/>
    </style:style>
    <style:style style:name="P73" style:family="paragraph" style:parent-style-name="Heading_20_2">
      <style:text-properties officeooo:rsid="003b4b8d" officeooo:paragraph-rsid="003b4b8d"/>
    </style:style>
    <style:style style:name="P74" style:family="paragraph" style:parent-style-name="Standard">
      <style:text-properties officeooo:rsid="0033468d" officeooo:paragraph-rsid="0033468d"/>
    </style:style>
    <style:style style:name="P75" style:family="paragraph" style:parent-style-name="Standard">
      <style:text-properties officeooo:rsid="0033468d" officeooo:paragraph-rsid="008a32ef"/>
    </style:style>
    <style:style style:name="P76" style:family="paragraph" style:parent-style-name="Standard">
      <style:text-properties officeooo:rsid="0034d6d4" officeooo:paragraph-rsid="003669ea"/>
    </style:style>
    <style:style style:name="P77" style:family="paragraph" style:parent-style-name="Standard">
      <style:text-properties officeooo:rsid="003669ea" officeooo:paragraph-rsid="008a32ef"/>
    </style:style>
    <style:style style:name="P78" style:family="paragraph" style:parent-style-name="Heading_20_2">
      <style:text-properties officeooo:rsid="003669ea" officeooo:paragraph-rsid="0039ed43"/>
    </style:style>
    <style:style style:name="P79" style:family="paragraph" style:parent-style-name="Standard">
      <style:text-properties officeooo:rsid="0039ed43" officeooo:paragraph-rsid="0039ed43"/>
    </style:style>
    <style:style style:name="P80" style:family="paragraph" style:parent-style-name="Standard">
      <style:text-properties officeooo:rsid="003b4b8d" officeooo:paragraph-rsid="003b4b8d"/>
    </style:style>
    <style:style style:name="P81" style:family="paragraph" style:parent-style-name="Standard">
      <style:text-properties officeooo:rsid="003f9833" officeooo:paragraph-rsid="003f9833"/>
    </style:style>
    <style:style style:name="P82" style:family="paragraph" style:parent-style-name="Standard">
      <style:text-properties officeooo:rsid="003f9833" officeooo:paragraph-rsid="003fcc0a"/>
    </style:style>
    <style:style style:name="P83" style:family="paragraph" style:parent-style-name="Standard">
      <style:text-properties officeooo:rsid="00380233" officeooo:paragraph-rsid="00380233"/>
    </style:style>
    <style:style style:name="P84" style:family="paragraph" style:parent-style-name="Standard">
      <style:text-properties officeooo:rsid="0042013a" officeooo:paragraph-rsid="0042013a"/>
    </style:style>
    <style:style style:name="P85" style:family="paragraph" style:parent-style-name="Standard">
      <style:text-properties officeooo:rsid="003d94b3" officeooo:paragraph-rsid="003d94b3"/>
    </style:style>
    <style:style style:name="P86" style:family="paragraph" style:parent-style-name="Standard">
      <style:text-properties officeooo:rsid="003fcc0a" officeooo:paragraph-rsid="003fcc0a"/>
    </style:style>
    <style:style style:name="P87" style:family="paragraph" style:parent-style-name="Heading_20_1">
      <style:text-properties officeooo:rsid="00416e3a"/>
    </style:style>
    <style:style style:name="P88" style:family="paragraph" style:parent-style-name="Standard">
      <style:text-properties officeooo:rsid="00416e3a" officeooo:paragraph-rsid="00416e3a"/>
    </style:style>
    <style:style style:name="P89" style:family="paragraph" style:parent-style-name="Table_20_Heading">
      <style:paragraph-properties fo:margin-top="0in" fo:margin-bottom="0in" style:contextual-spacing="false"/>
      <style:text-properties officeooo:paragraph-rsid="00416e3a"/>
    </style:style>
    <style:style style:name="P90" style:family="paragraph" style:parent-style-name="Table_20_Heading">
      <style:paragraph-properties fo:margin-top="0in" fo:margin-bottom="0in" style:contextual-spacing="false" fo:text-align="center" style:justify-single-word="false"/>
      <style:text-properties officeooo:paragraph-rsid="00416e3a"/>
    </style:style>
    <style:style style:name="P91" style:family="paragraph" style:parent-style-name="Table_20_Contents">
      <style:paragraph-properties fo:margin-top="0in" fo:margin-bottom="0in" style:contextual-spacing="false"/>
      <style:text-properties officeooo:rsid="00416e3a" officeooo:paragraph-rsid="00416e3a"/>
    </style:style>
    <style:style style:name="P92" style:family="paragraph" style:parent-style-name="Table_20_Contents">
      <style:paragraph-properties fo:margin-top="0in" fo:margin-bottom="0in" style:contextual-spacing="false" fo:text-align="center" style:justify-single-word="false"/>
      <style:text-properties officeooo:paragraph-rsid="00416e3a"/>
    </style:style>
    <style:style style:name="P93" style:family="paragraph" style:parent-style-name="Table_20_Contents">
      <style:paragraph-properties fo:margin-left="0.2764in" fo:margin-right="-0.0043in" fo:margin-top="0in" fo:margin-bottom="0in" style:contextual-spacing="false" fo:text-align="start" style:justify-single-word="false" fo:text-indent="0in" style:auto-text-indent="false"/>
      <style:text-properties officeooo:paragraph-rsid="00416e3a"/>
    </style:style>
    <style:style style:name="P94" style:family="paragraph" style:parent-style-name="Table_20_Contents">
      <style:paragraph-properties fo:margin-top="0in" fo:margin-bottom="0in" style:contextual-spacing="false" fo:text-align="start" style:justify-single-word="false"/>
      <style:text-properties officeooo:rsid="00416e3a" officeooo:paragraph-rsid="00416e3a"/>
    </style:style>
    <style:style style:name="P95" style:family="paragraph" style:parent-style-name="Heading_20_2">
      <style:text-properties officeooo:rsid="00416e3a" officeooo:paragraph-rsid="00416e3a"/>
    </style:style>
    <style:style style:name="P96" style:family="paragraph" style:parent-style-name="Standard">
      <style:text-properties officeooo:paragraph-rsid="0042013a"/>
    </style:style>
    <style:style style:name="P97" style:family="paragraph" style:parent-style-name="Standard">
      <style:paragraph-properties fo:break-before="page"/>
    </style:style>
    <style:style style:name="P98" style:family="paragraph" style:parent-style-name="Contents_20_1">
      <style:paragraph-properties>
        <style:tab-stops>
          <style:tab-stop style:position="6.9244in" style:type="right" style:leader-style="dotted" style:leader-text="."/>
        </style:tab-stops>
      </style:paragraph-properties>
    </style:style>
    <style:style style:name="P99" style:family="paragraph" style:parent-style-name="Contents_20_2">
      <style:paragraph-properties>
        <style:tab-stops>
          <style:tab-stop style:position="6.9244in" style:type="right" style:leader-style="dotted" style:leader-text="."/>
        </style:tab-stops>
      </style:paragraph-properties>
    </style:style>
    <style:style style:name="P10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1"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102"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103" style:family="paragraph" style:parent-style-name="Table_20_Contents">
      <style:text-properties officeooo:paragraph-rsid="00471c41"/>
    </style:style>
    <style:style style:name="P104" style:family="paragraph" style:parent-style-name="Table_20_Contents">
      <style:text-properties officeooo:rsid="00786007" officeooo:paragraph-rsid="00840ce9"/>
    </style:style>
    <style:style style:name="P105"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2886bd" officeooo:paragraph-rsid="00840ce9"/>
    </style:style>
    <style:style style:name="P106"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2886bd" officeooo:paragraph-rsid="0074a407"/>
    </style:style>
    <style:style style:name="P107"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4a407" officeooo:paragraph-rsid="0074a407"/>
    </style:style>
    <style:style style:name="P108"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52191" officeooo:paragraph-rsid="00752191"/>
    </style:style>
    <style:style style:name="P109"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6cac8" officeooo:paragraph-rsid="0076cac8"/>
    </style:style>
    <style:style style:name="P110"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86007" officeooo:paragraph-rsid="00786007"/>
    </style:style>
    <style:style style:name="P111" style:family="paragraph" style:parent-style-name="Table_20_Contents">
      <style:paragraph-properties fo:margin-left="0.5in" fo:margin-right="0in" fo:text-align="start" style:justify-single-word="false" fo:text-indent="0in" style:auto-text-indent="false"/>
      <style:text-properties officeooo:rsid="006eeeec" officeooo:paragraph-rsid="006eeeec"/>
    </style:style>
    <style:style style:name="P112" style:family="paragraph" style:parent-style-name="Table_20_Contents">
      <style:paragraph-properties fo:margin-left="0in" fo:margin-right="0in" fo:margin-top="0in" fo:margin-bottom="0.1181in" style:contextual-spacing="false" fo:text-align="start" style:justify-single-word="false" fo:orphans="2" fo:widows="2" fo:text-indent="0in" style:auto-text-indent="false" text:number-lines="false" text:line-number="0" style:writing-mode="lr-tb"/>
      <style:text-properties officeooo:rsid="0070c0dc" officeooo:paragraph-rsid="0070c0dc"/>
    </style:style>
    <style:style style:name="P113" style:family="paragraph" style:parent-style-name="Table_20_Contents">
      <style:paragraph-properties fo:margin-left="0in" fo:margin-right="0in" fo:text-align="start" style:justify-single-word="false" fo:text-indent="0in" style:auto-text-indent="false"/>
      <style:text-properties officeooo:rsid="0070c0dc" officeooo:paragraph-rsid="0070c0dc"/>
    </style:style>
    <style:style style:name="P114" style:family="paragraph" style:parent-style-name="Standard">
      <style:text-properties officeooo:rsid="003701be" officeooo:paragraph-rsid="00416e3a"/>
    </style:style>
    <style:style style:name="P115" style:family="paragraph" style:parent-style-name="Standard">
      <style:paragraph-properties fo:margin-left="0in" fo:margin-right="0in" fo:margin-top="0in" fo:margin-bottom="0.1181in" style:contextual-spacing="false" fo:orphans="2" fo:widows="2" fo:text-indent="0in" style:auto-text-indent="false" style:writing-mode="lr-tb"/>
    </style:style>
    <style:style style:name="T1" style:family="text">
      <style:text-properties officeooo:rsid="0013ba8e"/>
    </style:style>
    <style:style style:name="T2" style:family="text">
      <style:text-properties officeooo:rsid="00113339"/>
    </style:style>
    <style:style style:name="T3" style:family="text">
      <style:text-properties officeooo:rsid="00131d01"/>
    </style:style>
    <style:style style:name="T4" style:family="text">
      <style:text-properties officeooo:rsid="0081bde4"/>
    </style:style>
    <style:style style:name="T5" style:family="text">
      <style:text-properties fo:font-variant="normal" fo:text-transform="none" style:use-window-font-color="true" loext:opacity="0%" style:text-outline="false" style:text-line-through-style="none" style:text-line-through-type="none" style:text-position="0% 100%" fo:font-family="Ubuntu" style:font-family-generic="swis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officeooo:rsid="00865a6a"/>
    </style:style>
    <style:style style:name="T7" style:family="text">
      <style:text-properties style:use-window-font-color="true" loext:opacity="0%" style:font-name="Times New Roman" fo:font-size="12pt" fo:language="en" fo:country="US" officeooo:rsid="00131d01" style:font-name-asian="Times New Roman" style:font-size-asian="12pt" style:font-name-complex="Times New Roman" style:font-size-complex="12pt" style:language-complex="ar" style:country-complex="SA"/>
    </style:style>
    <style:style style:name="T8" style:family="text">
      <style:text-properties fo:font-variant="normal" fo:text-transform="none" style:use-window-font-color="true" loext:opacity="0%"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9" style:family="text">
      <style:text-properties fo:font-variant="normal" fo:text-transform="none" style:use-window-font-color="true" loext:opacity="0%" style:font-name="Times New Roman" fo:font-size="12pt" fo:letter-spacing="normal" fo:language="en" fo:country="US" fo:font-style="normal" fo:font-weight="normal" officeooo:rsid="002152e2" style:font-name-asian="Times New Roman" style:font-size-asian="12pt" style:font-name-complex="Times New Roman" style:font-size-complex="12pt" style:language-complex="ar" style:country-complex="SA"/>
    </style:style>
    <style:style style:name="T10" style:family="text">
      <style:text-properties fo:font-variant="normal" fo:text-transform="none" style:use-window-font-color="true" loext:opacity="0%"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11" style:family="text">
      <style:text-properties fo:font-weight="normal" style:font-weight-asian="normal" style:font-weight-complex="normal"/>
    </style:style>
    <style:style style:name="T12" style:family="text">
      <style:text-properties fo:font-weight="normal" officeooo:rsid="002186a5" style:font-weight-asian="normal" style:font-weight-complex="normal"/>
    </style:style>
    <style:style style:name="T13" style:family="text">
      <style:text-properties style:use-window-font-color="true" loext:opacity="0%"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officeooo:rsid="00230ec4"/>
    </style:style>
    <style:style style:name="T15" style:family="text">
      <style:text-properties fo:font-weight="normal" officeooo:rsid="0062f8f3" style:font-weight-asian="normal" style:font-weight-complex="normal"/>
    </style:style>
    <style:style style:name="T16" style:family="text">
      <style:text-properties fo:font-weight="bold" officeooo:rsid="00230ec4" style:font-weight-asian="bold" style:font-weight-complex="bold"/>
    </style:style>
    <style:style style:name="T17" style:family="text">
      <style:text-properties fo:font-weight="bold" officeooo:rsid="002152e2" style:font-weight-asian="bold" style:font-weight-complex="bold"/>
    </style:style>
    <style:style style:name="T18" style:family="text">
      <style:text-properties fo:font-weight="normal" officeooo:rsid="002152e2" style:font-weight-asian="normal" style:font-weight-complex="normal"/>
    </style:style>
    <style:style style:name="T19" style:family="text">
      <style:text-properties fo:font-weight="normal" officeooo:rsid="00230ec4" style:font-weight-asian="normal" style:font-weight-complex="normal"/>
    </style:style>
    <style:style style:name="T20" style:family="text">
      <style:text-properties fo:font-weight="normal" officeooo:rsid="00247064" style:font-weight-asian="normal" style:font-weight-complex="normal"/>
    </style:style>
    <style:style style:name="T21" style:family="text">
      <style:text-properties fo:font-weight="normal" officeooo:rsid="0085d6f0" style:font-weight-asian="normal" style:font-weight-complex="normal"/>
    </style:style>
    <style:style style:name="T22" style:family="text">
      <style:text-properties officeooo:rsid="002186a5"/>
    </style:style>
    <style:style style:name="T23" style:family="text">
      <style:text-properties officeooo:rsid="007ee37b"/>
    </style:style>
    <style:style style:name="T24" style:family="text">
      <style:text-properties officeooo:rsid="00840ce9"/>
    </style:style>
    <style:style style:name="T25" style:family="text">
      <style:text-properties officeooo:rsid="001b48a0"/>
    </style:style>
    <style:style style:name="T26" style:family="text">
      <style:text-properties officeooo:rsid="004b65e6"/>
    </style:style>
    <style:style style:name="T27" style:family="text">
      <style:text-properties officeooo:rsid="00144fd1"/>
    </style:style>
    <style:style style:name="T28" style:family="text">
      <style:text-properties officeooo:rsid="004aa3a4"/>
    </style:style>
    <style:style style:name="T29" style:family="text">
      <style:text-properties officeooo:rsid="0085d6f0"/>
    </style:style>
    <style:style style:name="T30" style:family="text">
      <style:text-properties officeooo:rsid="00184487"/>
    </style:style>
    <style:style style:name="T31" style:family="text">
      <style:text-properties officeooo:rsid="002a3fac"/>
    </style:style>
    <style:style style:name="T32" style:family="text">
      <style:text-properties officeooo:rsid="00250917"/>
    </style:style>
    <style:style style:name="T33" style:family="text">
      <style:text-properties officeooo:rsid="0085800d"/>
    </style:style>
    <style:style style:name="T34" style:family="text">
      <style:text-properties officeooo:rsid="0074a407"/>
    </style:style>
    <style:style style:name="T35" style:family="text">
      <style:text-properties officeooo:rsid="00752191"/>
    </style:style>
    <style:style style:name="T36" style:family="text">
      <style:text-properties officeooo:rsid="0076cac8"/>
    </style:style>
    <style:style style:name="T37" style:family="text">
      <style:text-properties officeooo:rsid="007b9375"/>
    </style:style>
    <style:style style:name="T38" style:family="text">
      <style:text-properties officeooo:rsid="004db48a"/>
    </style:style>
    <style:style style:name="T39" style:family="text">
      <style:text-properties officeooo:rsid="001d34d3"/>
    </style:style>
    <style:style style:name="T40" style:family="text">
      <style:text-properties officeooo:rsid="008a32ef"/>
    </style:style>
    <style:style style:name="T41" style:family="text">
      <style:text-properties officeooo:rsid="002eab99"/>
    </style:style>
    <style:style style:name="T42" style:family="text">
      <style:text-properties officeooo:rsid="002fa0f5"/>
    </style:style>
    <style:style style:name="T43" style:family="text">
      <style:text-properties officeooo:rsid="00841a08"/>
    </style:style>
    <style:style style:name="T44" style:family="text">
      <style:text-properties officeooo:rsid="00873b02"/>
    </style:style>
    <style:style style:name="T45" style:family="text">
      <style:text-properties officeooo:rsid="001eaf00"/>
    </style:style>
    <style:style style:name="T46" style:family="text">
      <style:text-properties officeooo:rsid="0088e057"/>
    </style:style>
    <style:style style:name="T4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8" style:family="text">
      <style:text-properties style:text-position="super 58%" officeooo:rsid="0070c0dc"/>
    </style:style>
    <style:style style:name="T49" style:family="text">
      <style:text-properties style:text-position="0% 100%" officeooo:rsid="006b82e8"/>
    </style:style>
    <style:style style:name="T50" style:family="text">
      <style:text-properties officeooo:rsid="00416e3a"/>
    </style:style>
    <style:style style:name="T51" style:family="text">
      <style:text-properties fo:font-weight="bold" style:font-weight-asian="bold" style:font-weight-complex="bold"/>
    </style:style>
    <style:style style:name="T52" style:family="text">
      <style:text-properties officeooo:rsid="00640122"/>
    </style:style>
    <style:style style:name="T53" style:family="text">
      <style:text-properties fo:font-weight="bold" officeooo:rsid="002fa0f5" style:font-weight-asian="bold" style:font-weight-complex="bold"/>
    </style:style>
    <style:style style:name="T54" style:family="text">
      <style:text-properties style:use-window-font-color="true" loext:opacity="0%" style:font-name="Times New Roman" fo:font-size="12pt" fo:language="en" fo:country="US" officeooo:rsid="003701be" style:font-name-asian="Times New Roman" style:font-size-asian="12pt" style:font-name-complex="Times New Roman" style:font-size-complex="12pt" style:language-complex="ar" style:country-complex="SA"/>
    </style:style>
    <style:style style:name="T55" style:family="text">
      <style:text-properties style:use-window-font-color="true" loext:opacity="0%" style:font-name="Times New Roman" fo:font-size="12pt" fo:language="en" fo:country="US" officeooo:rsid="0034d6d4" style:font-name-asian="Times New Roman" style:font-size-asian="12pt" style:font-name-complex="Times New Roman" style:font-size-complex="12pt" style:language-complex="ar" style:country-complex="SA"/>
    </style:style>
    <style:style style:name="T56" style:family="text">
      <style:text-properties style:use-window-font-color="true" loext:opacity="0%" style:font-name="Times New Roman" fo:font-size="12pt" fo:language="en" fo:country="US" officeooo:rsid="0064c966" style:font-name-asian="Times New Roman" style:font-size-asian="12pt" style:font-name-complex="Times New Roman" style:font-size-complex="12pt" style:language-complex="ar" style:country-complex="SA"/>
    </style:style>
    <style:style style:name="T57" style:family="text">
      <style:text-properties officeooo:rsid="0034d6d4"/>
    </style:style>
    <style:style style:name="T58" style:family="text">
      <style:text-properties officeooo:rsid="003701be"/>
    </style:style>
    <style:style style:name="T59" style:family="text">
      <style:text-properties officeooo:rsid="003c9ac4"/>
    </style:style>
    <style:style style:name="T60" style:family="text">
      <style:text-properties officeooo:rsid="003fcc0a"/>
    </style:style>
    <style:style style:name="T61" style:family="text">
      <style:text-properties officeooo:rsid="003d94b3"/>
    </style:style>
    <style:style style:name="T62" style:family="text">
      <style:text-properties officeooo:rsid="003f9833"/>
    </style:style>
    <style:style style:name="T63" style:family="text">
      <style:text-properties fo:font-size="8pt" fo:font-style="italic"/>
    </style:style>
    <style:style style:name="T64" style:family="text">
      <style:text-properties officeooo:rsid="0082a0d1"/>
    </style:style>
    <style:style style:name="T65" style:family="text">
      <style:text-properties officeooo:rsid="0042013a"/>
    </style:style>
    <style:style style:name="T66" style:family="text">
      <style:text-properties style:use-window-font-color="true" loext:opacity="0%" style:font-name="Times New Roman" fo:font-size="12pt" fo:language="en" fo:country="US" officeooo:rsid="0042013a" style:font-name-asian="Times New Roman" style:font-size-asian="12pt" style:font-name-complex="Times New Roman" style:font-size-complex="12pt" style:language-complex="ar" style:country-complex="SA"/>
    </style:style>
    <style:style style:name="T67"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T68" style:family="text">
      <style:text-properties officeooo:rsid="008031b8"/>
    </style:style>
    <style:style style:name="T69" style:family="text">
      <style:text-properties officeooo:rsid="0055e94c"/>
    </style:style>
    <style:style style:name="T70" style:family="text">
      <style:text-properties officeooo:rsid="002886bd"/>
    </style:style>
    <style:style style:name="T71" style:family="text">
      <style:text-properties officeooo:rsid="0070c0dc"/>
    </style:style>
    <style:style style:name="T72" style:family="text">
      <style:text-properties officeooo:rsid="00513473"/>
    </style:style>
    <style:style style:name="T73"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4754800208" text:id="ct14754800208">
          <text:insertion>
            <office:change-info>
              <dc:creator>Bob Jacobsen</dc:creator>
              <dc:date>2026-01-21T14:16:11</dc:date>
            </office:change-info>
          </text:insertion>
        </text:changed-region>
        <text:changed-region xml:id="ct14754799664" text:id="ct14754799664">
          <text:insertion>
            <office:change-info>
              <dc:creator>Bob Jacobsen</dc:creator>
              <dc:date>2026-01-18T07:04:18</dc:date>
            </office:change-info>
          </text:insertion>
        </text:changed-region>
        <text:changed-region xml:id="ct14754799120" text:id="ct14754799120">
          <text:insertion>
            <office:change-info>
              <dc:creator>Bob Jacobsen</dc:creator>
              <dc:date>2026-01-18T07:04:12</dc:date>
            </office:change-info>
          </text:insertion>
        </text:changed-region>
        <text:changed-region xml:id="ct14754794352" text:id="ct14754794352">
          <text:insertion>
            <office:change-info>
              <dc:creator>Bob Jacobsen</dc:creator>
              <dc:date>2026-01-21T14:15:52</dc:date>
            </office:change-info>
          </text:insertion>
        </text:changed-region>
        <text:changed-region xml:id="ct14755036624" text:id="ct14755036624">
          <text:deletion>
            <office:change-info>
              <dc:creator>Bob Jacobsen</dc:creator>
              <dc:date>2026-01-18T07:04:40</dc:date>
            </office:change-info>
            <text:p text:style-name="P11"><text:span text:style-name="T15"><text:s/></text:span></text:p>
          </text:deletion>
        </text:changed-region>
        <text:changed-region xml:id="ct14754833568" text:id="ct14754833568">
          <text:deletion>
            <office:change-info>
              <dc:creator>Bob Jacobsen</dc:creator>
              <dc:date>2026-01-18T07:04:46</dc:date>
            </office:change-info>
            <text:p text:style-name="P12"><text:span text:style-name="T15"><text:s/></text:span></text:p>
          </text:deletion>
        </text:changed-region>
        <text:changed-region xml:id="ct14754802416" text:id="ct14754802416">
          <text:insertion>
            <office:change-info>
              <dc:creator>Bob Jacobsen</dc:creator>
              <dc:date>2026-01-21T14:15:11</dc:date>
            </office:change-info>
          </text:insertion>
        </text:changed-region>
        <text:changed-region xml:id="ct14754802960" text:id="ct14754802960">
          <text:deletion>
            <office:change-info>
              <dc:creator>Bob Jacobsen</dc:creator>
              <dc:date>2026-01-21T14:15:10</dc:date>
            </office:change-info>
            <text:p text:style-name="P13"><text:span text:style-name="T12">in a similar</text:span></text:p>
          </text:deletion>
        </text:changed-region>
        <text:changed-region xml:id="ct14754807088" text:id="ct14754807088">
          <text:insertion>
            <office:change-info>
              <dc:creator>Bob Jacobsen</dc:creator>
              <dc:date>2026-01-21T14:15:12</dc:date>
            </office:change-info>
          </text:insertion>
        </text:changed-region>
        <text:changed-region xml:id="ct14754807632" text:id="ct14754807632">
          <text:deletion>
            <office:change-info>
              <dc:creator>Bob Jacobsen</dc:creator>
              <dc:date>2026-01-18T07:05:09</dc:date>
            </office:change-info>
            <text:p text:style-name="P13"><text:span text:style-name="T12">, but from a different numeric space</text:span></text:p>
          </text:deletion>
        </text:changed-region>
        <text:changed-region xml:id="ct14754793808" text:id="ct14754793808">
          <text:insertion>
            <office:change-info>
              <dc:creator>Bob Jacobsen</dc:creator>
              <dc:date>2026-01-18T07:35:09</dc:date>
            </office:change-info>
          </text:insertion>
        </text:changed-region>
        <text:changed-region xml:id="ct14754723792" text:id="ct14754723792">
          <text:insertion>
            <office:change-info>
              <dc:creator>Bob Jacobsen</dc:creator>
              <dc:date>2026-01-18T07:34:50</dc:date>
            </office:change-info>
          </text:insertion>
        </text:changed-region>
        <text:changed-region xml:id="ct14754974400" text:id="ct14754974400">
          <text:insertion>
            <office:change-info>
              <dc:creator>Bob Jacobsen</dc:creator>
              <loext:move-id>2</loext:move-id>
              <dc:date>2026-01-18T07:34:38</dc:date>
            </office:change-info>
          </text:insertion>
        </text:changed-region>
        <text:changed-region xml:id="ct14755025200" text:id="ct14755025200">
          <text:deletion>
            <office:change-info>
              <dc:creator>Bob Jacobsen</dc:creator>
              <loext:move-id>4</loext:move-id>
              <dc:date>2026-01-18T07:35:05</dc:date>
            </office:change-info>
            <text:p text:style-name="P21">Suggested Destination Stream ID, else 0xFF if none</text:p>
          </text:deletion>
        </text:changed-region>
        <text:changed-region xml:id="ct14755028352" text:id="ct14755028352">
          <text:deletion>
            <office:change-info>
              <dc:creator>Bob Jacobsen</dc:creator>
              <loext:move-id>4</loext:move-id>
              <dc:date>2026-01-18T07:35:05</dc:date>
            </office:change-info>
            <text:p text:style-name="P21"><text:s/><text:span text:style-name="T68">is to be</text:span></text:p>
          </text:deletion>
          <text:insertion>
            <office:change-info>
              <dc:creator>Stuart Baker</dc:creator>
              <dc:date>2015-02-15T16:19:00</dc:date>
            </office:change-info>
          </text:insertion>
        </text:changed-region>
        <text:changed-region xml:id="ct14755041632" text:id="ct14755041632">
          <text:deletion>
            <office:change-info>
              <dc:creator>Bob Jacobsen</dc:creator>
              <loext:move-id>4</loext:move-id>
              <dc:date>2026-01-18T07:35:05</dc:date>
            </office:change-info>
            <text:p text:style-name="P21"><text:s/>suggested.</text:p>
          </text:deletion>
        </text:changed-region>
        <text:changed-region xml:id="ct14754970096" text:id="ct14754970096">
          <text:insertion>
            <office:change-info>
              <dc:creator>Bob Jacobsen</dc:creator>
              <dc:date>2026-01-18T07:36:19</dc:date>
            </office:change-info>
          </text:insertion>
        </text:changed-region>
        <text:changed-region xml:id="ct14754966480" text:id="ct14754966480">
          <text:deletion>
            <office:change-info>
              <dc:creator>Bob Jacobsen</dc:creator>
              <dc:date>2026-01-18T07:36:19</dc:date>
            </office:change-info>
            <text:p text:style-name="P18"><text:span text:style-name="T26">1</text:span></text:p>
          </text:deletion>
        </text:changed-region>
        <text:changed-region xml:id="ct14754973600" text:id="ct14754973600">
          <text:deletion>
            <office:change-info>
              <dc:creator>Bob Jacobsen</dc:creator>
              <loext:move-id>8</loext:move-id>
              <dc:date>2026-01-18T07:35:45</dc:date>
            </office:change-info>
            <text:p text:style-name="P22">Source Stream ID, value 0xFF is reserved.</text:p>
          </text:deletion>
        </text:changed-region>
        <text:changed-region xml:id="ct14755049424" text:id="ct14755049424">
          <text:insertion>
            <office:change-info>
              <dc:creator>Bob Jacobsen</dc:creator>
              <dc:date>2026-01-18T07:36:26</dc:date>
            </office:change-info>
          </text:insertion>
        </text:changed-region>
        <text:changed-region xml:id="ct14754975680" text:id="ct14754975680">
          <text:insertion>
            <office:change-info>
              <dc:creator>Bob Jacobsen</dc:creator>
              <dc:date>2026-01-18T07:38:55</dc:date>
            </office:change-info>
          </text:insertion>
        </text:changed-region>
        <text:changed-region xml:id="ct14755035824" text:id="ct14755035824">
          <text:deletion>
            <office:change-info>
              <dc:creator>Bob Jacobsen</dc:creator>
              <loext:move-id>6</loext:move-id>
              <dc:date>2026-01-18T07:35:54</dc:date>
            </office:change-info>
            <text:p text:style-name="P25">Byte<text:span text:style-name="T38">s</text:span> <text:span text:style-name="T26">2-3</text:span></text:p>
          </text:deletion>
        </text:changed-region>
        <text:changed-region xml:id="ct14754970896" text:id="ct14754970896">
          <text:insertion>
            <office:change-info>
              <dc:creator>Bob Jacobsen</dc:creator>
              <loext:move-id>7</loext:move-id>
              <dc:date>2026-01-18T07:36:35</dc:date>
            </office:change-info>
          </text:insertion>
        </text:changed-region>
        <text:changed-region xml:id="ct14754856976" text:id="ct14754856976">
          <text:deletion>
            <office:change-info>
              <dc:creator>Bob Jacobsen</dc:creator>
              <loext:move-id>2</loext:move-id>
              <dc:date>2026-01-18T07:34:37</dc:date>
            </office:change-info>
            <text:p text:style-name="P22"><text:span text:style-name="T27">Max Buffer Size </text:span><text:span text:style-name="T14">(proposed by source).</text:span></text:p>
          </text:deletion>
        </text:changed-region>
        <text:changed-region xml:id="ct14754905456" text:id="ct14754905456">
          <text:insertion>
            <office:change-info>
              <dc:creator>Bob Jacobsen</dc:creator>
              <loext:move-id>17</loext:move-id>
              <dc:date>2026-01-18T07:36:42</dc:date>
            </office:change-info>
          </text:insertion>
        </text:changed-region>
        <text:changed-region xml:id="ct14755042800" text:id="ct14755042800">
          <text:deletion>
            <office:change-info>
              <dc:creator>Bob Jacobsen</dc:creator>
              <loext:move-id>7</loext:move-id>
              <dc:date>2026-01-18T07:36:34</dc:date>
            </office:change-info>
            <text:p text:style-name="P26"><text:span text:style-name="T27">Byte 4</text:span></text:p>
          </text:deletion>
        </text:changed-region>
        <text:changed-region xml:id="ct14755047200" text:id="ct14755047200">
          <text:insertion>
            <office:change-info>
              <dc:creator>Bob Jacobsen</dc:creator>
              <loext:move-id>9</loext:move-id>
              <dc:date>2026-01-18T07:37:17</dc:date>
            </office:change-info>
          </text:insertion>
        </text:changed-region>
        <text:changed-region xml:id="ct14755001952" text:id="ct14755001952">
          <text:deletion>
            <office:change-info>
              <dc:creator>Bob Jacobsen</dc:creator>
              <dc:date>2026-01-18T07:36:24</dc:date>
            </office:change-info>
            <text:p text:style-name="P27">Flags:</text:p>
            <text:p text:style-name="P103">LSB <text:span text:style-name="T14">(bit 0)</text:span>: <text:span text:style-name="T28">Deprecated, send as 0, check upon receipt.</text:span></text:p>
            <text:p text:style-name="P27">bit 1-7: Reserved, send as 0, check on receipt.</text:p>
          </text:deletion>
        </text:changed-region>
        <text:changed-region xml:id="ct14755058224" text:id="ct14755058224">
          <text:insertion>
            <office:change-info>
              <dc:creator>Bob Jacobsen</dc:creator>
              <dc:date>2026-01-21T14:12:29</dc:date>
            </office:change-info>
          </text:insertion>
        </text:changed-region>
        <text:changed-region xml:id="ct14755059008" text:id="ct14755059008">
          <text:insertion>
            <office:change-info>
              <dc:creator>Bob Jacobsen</dc:creator>
              <dc:date>2026-01-18T07:36:57</dc:date>
            </office:change-info>
          </text:insertion>
        </text:changed-region>
        <text:changed-region xml:id="ct14755059280" text:id="ct14755059280">
          <text:insertion>
            <office:change-info>
              <dc:creator>Bob Jacobsen</dc:creator>
              <dc:date>2026-01-21T14:17:36</dc:date>
            </office:change-info>
          </text:insertion>
        </text:changed-region>
        <text:changed-region xml:id="ct14755059552" text:id="ct14755059552">
          <text:deletion>
            <office:change-info>
              <dc:creator>Bob Jacobsen</dc:creator>
              <loext:move-id>9</loext:move-id>
              <dc:date>2026-01-18T07:37:16</dc:date>
            </office:change-info>
            <text:p text:style-name="P26">Byte 5</text:p>
          </text:deletion>
        </text:changed-region>
        <text:changed-region xml:id="ct14755061120" text:id="ct14755061120">
          <text:insertion>
            <office:change-info>
              <dc:creator>Bob Jacobsen</dc:creator>
              <loext:move-id>10</loext:move-id>
              <dc:date>2026-01-18T07:37:43</dc:date>
            </office:change-info>
          </text:insertion>
        </text:changed-region>
        <text:changed-region xml:id="ct14754948768" text:id="ct14754948768">
          <text:deletion>
            <office:change-info>
              <dc:creator>Bob Jacobsen</dc:creator>
              <dc:date>2026-01-18T07:37:35</dc:date>
            </office:change-info>
            <text:p text:style-name="P25">Additional Flags:</text:p>
            <text:p text:style-name="P28">Reserved, send as 0, ignore on receipt.</text:p>
          </text:deletion>
        </text:changed-region>
        <text:changed-region xml:id="ct14755061712" text:id="ct14755061712">
          <text:insertion>
            <office:change-info>
              <dc:creator>Bob Jacobsen</dc:creator>
              <loext:move-id>11</loext:move-id>
              <dc:date>2026-01-18T07:37:48</dc:date>
            </office:change-info>
          </text:insertion>
        </text:changed-region>
        <text:changed-region xml:id="ct14755062592" text:id="ct14755062592">
          <text:insertion>
            <office:change-info>
              <dc:creator>Bob Jacobsen</dc:creator>
              <dc:date>2026-01-21T14:17:29</dc:date>
            </office:change-info>
          </text:insertion>
        </text:changed-region>
        <text:changed-region xml:id="ct14755061984" text:id="ct14755061984">
          <text:deletion>
            <office:change-info>
              <dc:creator>Bob Jacobsen</dc:creator>
              <loext:move-id>10</loext:move-id>
              <dc:date>2026-01-18T07:37:42</dc:date>
            </office:change-info>
            <text:p text:style-name="P18">Bytes <text:span text:style-name="T30">6</text:span>-<text:span text:style-name="T30">11</text:span></text:p>
          </text:deletion>
        </text:changed-region>
        <text:changed-region xml:id="ct14755060784" text:id="ct14755060784">
          <text:deletion>
            <office:change-info>
              <dc:creator>Bob Jacobsen</dc:creator>
              <loext:move-id>11</loext:move-id>
              <dc:date>2026-01-18T07:37:47</dc:date>
            </office:change-info>
            <text:p text:style-name="P18"><text:span text:style-name="T22">Optional: </text:span>Stream Content <text:span text:style-name="T69">Type.</text:span></text:p>
          </text:deletion>
        </text:changed-region>
        <text:changed-region xml:id="ct14755081088" text:id="ct14755081088">
          <text:insertion>
            <office:change-info>
              <dc:creator>Bob Jacobsen</dc:creator>
              <dc:date>2026-01-18T07:42:04</dc:date>
            </office:change-info>
          </text:insertion>
        </text:changed-region>
        <text:changed-region xml:id="ct14755090784" text:id="ct14755090784">
          <text:insertion>
            <office:change-info>
              <dc:creator>Bob Jacobsen</dc:creator>
              <dc:date>2026-01-18T07:39:17</dc:date>
            </office:change-info>
          </text:insertion>
        </text:changed-region>
        <text:changed-region xml:id="ct14755089952" text:id="ct14755089952">
          <text:insertion>
            <office:change-info>
              <dc:creator>Bob Jacobsen</dc:creator>
              <loext:move-id>14</loext:move-id>
              <dc:date>2026-01-18T07:39:24</dc:date>
            </office:change-info>
          </text:insertion>
        </text:changed-region>
        <text:changed-region xml:id="ct14755090224" text:id="ct14755090224">
          <text:deletion>
            <office:change-info>
              <dc:creator>Bob Jacobsen</dc:creator>
              <loext:move-id>16</loext:move-id>
              <dc:date>2026-01-18T07:40:34</dc:date>
            </office:change-info>
            <text:p text:style-name="P25"><text:span text:style-name="T30">Destination Stream ID, value 0xFF is reserved.</text:span></text:p>
          </text:deletion>
        </text:changed-region>
        <text:changed-region xml:id="ct14755090496" text:id="ct14755090496">
          <text:insertion>
            <office:change-info>
              <dc:creator>Bob Jacobsen</dc:creator>
              <dc:date>2026-01-18T07:42:03</dc:date>
            </office:change-info>
          </text:insertion>
        </text:changed-region>
        <text:changed-region xml:id="ct14755092320" text:id="ct14755092320">
          <text:insertion>
            <office:change-info>
              <dc:creator>Bob Jacobsen</dc:creator>
              <dc:date>2026-01-18T07:39:38</dc:date>
            </office:change-info>
          </text:insertion>
        </text:changed-region>
        <text:changed-region xml:id="ct14755092896" text:id="ct14755092896">
          <text:deletion>
            <office:change-info>
              <dc:creator>Bob Jacobsen</dc:creator>
              <dc:date>2026-01-18T07:39:38</dc:date>
            </office:change-info>
            <text:p text:style-name="P30"><text:span text:style-name="T70">1</text:span></text:p>
          </text:deletion>
        </text:changed-region>
        <text:changed-region xml:id="ct14755110256" text:id="ct14755110256">
          <text:insertion>
            <office:change-info>
              <dc:creator>Bob Jacobsen</dc:creator>
              <dc:date>2026-01-18T07:39:47</dc:date>
            </office:change-info>
          </text:insertion>
        </text:changed-region>
        <text:changed-region xml:id="ct14755110528" text:id="ct14755110528">
          <text:deletion>
            <office:change-info>
              <dc:creator>Bob Jacobsen</dc:creator>
              <loext:move-id>18</loext:move-id>
              <dc:date>2026-01-18T07:40:57</dc:date>
            </office:change-info>
            <text:p text:style-name="P104"><text:span text:style-name="T27">Source Stream ID,</text:span><text:span text:style-name="T30"> value 0xFF is reserved.</text:span></text:p>
          </text:deletion>
        </text:changed-region>
        <text:changed-region xml:id="ct14755031056" text:id="ct14755031056">
          <text:insertion>
            <office:change-info>
              <dc:creator>Bob Jacobsen</dc:creator>
              <dc:date>2026-01-18T07:40:29</dc:date>
            </office:change-info>
          </text:insertion>
        </text:changed-region>
        <text:changed-region xml:id="ct14755110800" text:id="ct14755110800">
          <text:deletion>
            <office:change-info>
              <dc:creator>Bob Jacobsen</dc:creator>
              <dc:date>2026-01-18T07:40:28</dc:date>
            </office:change-info>
            <text:p text:style-name="P30"><text:span text:style-name="T38">2-3</text:span></text:p>
          </text:deletion>
        </text:changed-region>
        <text:changed-region xml:id="ct14754969296" text:id="ct14754969296">
          <text:deletion>
            <office:change-info>
              <dc:creator>Bob Jacobsen</dc:creator>
              <loext:move-id>14</loext:move-id>
              <dc:date>2026-01-18T07:39:21</dc:date>
            </office:change-info>
            <text:p text:style-name="P25">Max Buffer Size <text:span text:style-name="T32">(final value), or zero if the request is rejected.</text:span></text:p>
          </text:deletion>
        </text:changed-region>
        <text:changed-region xml:id="ct14755095040" text:id="ct14755095040">
          <text:insertion>
            <office:change-info>
              <dc:creator>Bob Jacobsen</dc:creator>
              <loext:move-id>18</loext:move-id>
              <dc:date>2026-01-18T07:40:59</dc:date>
            </office:change-info>
          </text:insertion>
        </text:changed-region>
        <text:changed-region xml:id="ct14755104640" text:id="ct14755104640">
          <text:deletion>
            <office:change-info>
              <dc:creator>Bob Jacobsen</dc:creator>
              <dc:date>2026-01-18T07:42:00</dc:date>
            </office:change-info>
            <text:p text:style-name="P42"><text:span text:style-name="T38">s</text:span></text:p>
          </text:deletion>
        </text:changed-region>
        <text:changed-region xml:id="ct14754994992" text:id="ct14754994992">
          <text:deletion>
            <office:change-info>
              <dc:creator>Bob Jacobsen</dc:creator>
              <dc:date>2026-01-18T07:40:42</dc:date>
            </office:change-info>
            <text:p text:style-name="P42"><text:span text:style-name="T38">4-</text:span></text:p>
          </text:deletion>
        </text:changed-region>
        <text:changed-region xml:id="ct14755112048" text:id="ct14755112048">
          <text:deletion>
            <office:change-info>
              <dc:creator>Bob Jacobsen</dc:creator>
              <dc:date>2026-01-18T07:40:19</dc:date>
            </office:change-info>
            <text:p text:style-name="P105">Error code:</text:p>
            <text:p text:style-name="P106">0x8000 for accept, <text:span text:style-name="T34">no errors</text:span></text:p>
            <text:p text:style-name="P107">0x<text:span text:style-name="T35">1</text:span>000 Permanent error, specifically:</text:p>
            <text:p text:style-name="P107">0<text:span text:style-name="T35">x1</text:span>0<text:span text:style-name="T35">4</text:span>0 streams not <text:span text:style-name="T35">supported</text:span></text:p>
            <text:p text:style-name="P108">0x1020 source not permitted</text:p>
            <text:p text:style-name="P108">0x1010 unimplemented</text:p>
            <text:p text:style-name="P109">others reserved, do not send</text:p>
            <text:p text:style-name="P107"/>
            <text:p text:style-name="P107">0x<text:span text:style-name="T36">2000 temporary error, specifically:</text:span></text:p>
            <text:p text:style-name="P110">0x2040 <text:span text:style-name="T37">unexpected, </text:span>out of order, <text:span text:style-name="T37">or inconsistency in the message or frame sequence received.</text:span></text:p>
            <text:p text:style-name="P110">0x2020 buffer unavailable</text:p>
            <text:p text:style-name="P110">others reserved, do not send</text:p>
            <text:p text:style-name="P110"/>
            <text:p text:style-name="P43">0x0001 may be logically or'd with any of the above error codes to indicate the <text:span text:style-name="T37">incident</text:span> is available in a log (see the Logging protocol for more information).</text:p>
          </text:deletion>
        </text:changed-region>
        <text:changed-region xml:id="ct14755109424" text:id="ct14755109424">
          <text:insertion>
            <office:change-info>
              <dc:creator>Bob Jacobsen</dc:creator>
              <loext:move-id>16</loext:move-id>
              <dc:date>2026-01-18T07:40:52</dc:date>
            </office:change-info>
          </text:insertion>
        </text:changed-region>
        <text:changed-region xml:id="ct14755061392" text:id="ct14755061392">
          <text:insertion>
            <office:change-info>
              <dc:creator>Bob Jacobsen</dc:creator>
              <dc:date>2026-01-18T07:41:21</dc:date>
            </office:change-info>
          </text:insertion>
        </text:changed-region>
        <text:changed-region xml:id="ct14755122224" text:id="ct14755122224">
          <text:insertion>
            <office:change-info>
              <dc:creator>Bob Jacobsen</dc:creator>
              <dc:date>2026-01-18T07:41:29</dc:date>
            </office:change-info>
          </text:insertion>
        </text:changed-region>
        <text:changed-region xml:id="ct14755131872" text:id="ct14755131872">
          <text:insertion>
            <office:change-info>
              <dc:creator>Bob Jacobsen</dc:creator>
              <dc:date>2026-01-18T07:41:36</dc:date>
            </office:change-info>
          </text:insertion>
        </text:changed-region>
        <text:changed-region xml:id="ct14755133216" text:id="ct14755133216">
          <text:insertion>
            <office:change-info>
              <dc:creator>Bob Jacobsen</dc:creator>
              <dc:date>2026-01-21T14:18:21</dc:date>
            </office:change-info>
          </text:insertion>
        </text:changed-region>
        <text:changed-region xml:id="ct4804596160" text:id="ct4804596160">
          <text:insertion>
            <office:change-info>
              <dc:creator>Bob Jacobsen</dc:creator>
              <dc:date>2026-02-01T13:03:09</dc:date>
            </office:change-info>
          </text:insertion>
        </text:changed-region>
        <text:changed-region xml:id="ct14755338864" text:id="ct14755338864">
          <text:deletion>
            <office:change-info>
              <dc:creator>Bob Jacobsen</dc:creator>
              <dc:date>2026-02-01T13:03:08</dc:date>
            </office:change-info>
            <text:p text:style-name="P50">–</text:p>
          </text:deletion>
        </text:changed-region>
        <text:changed-region xml:id="ct14755132944" text:id="ct14755132944">
          <text:insertion>
            <office:change-info>
              <dc:creator>Bob Jacobsen</dc:creator>
              <dc:date>2026-01-18T07:43:21</dc:date>
            </office:change-info>
          </text:insertion>
        </text:changed-region>
        <text:changed-region xml:id="ct14755174416" text:id="ct14755174416">
          <text:deletion>
            <office:change-info>
              <dc:creator>Bob Jacobsen</dc:creator>
              <dc:date>2026-01-25T16:00:16</dc:date>
            </office:change-info>
            <text:p text:style-name="P52">Destination</text:p>
          </text:deletion>
        </text:changed-region>
        <text:changed-region xml:id="ct14755175216" text:id="ct14755175216">
          <text:insertion>
            <office:change-info>
              <dc:creator>Bob Jacobsen</dc:creator>
              <dc:date>2026-01-25T16:00:16</dc:date>
            </office:change-info>
          </text:insertion>
        </text:changed-region>
        <text:changed-region xml:id="ct14755173792" text:id="ct14755173792">
          <text:deletion>
            <office:change-info>
              <dc:creator>Bob Jacobsen</dc:creator>
              <dc:date>2026-01-25T16:00:19</dc:date>
            </office:change-info>
            <text:p text:style-name="P54">Source</text:p>
          </text:deletion>
        </text:changed-region>
        <text:changed-region xml:id="ct14755176272" text:id="ct14755176272">
          <text:insertion>
            <office:change-info>
              <dc:creator>Bob Jacobsen</dc:creator>
              <dc:date>2026-01-25T16:00:19</dc:date>
            </office:change-info>
          </text:insertion>
        </text:changed-region>
        <text:changed-region xml:id="ct14755153568" text:id="ct14755153568">
          <text:insertion>
            <office:change-info>
              <dc:creator>Bob Jacobsen</dc:creator>
              <dc:date>2026-01-18T07:43:29</dc:date>
            </office:change-info>
          </text:insertion>
        </text:changed-region>
        <text:changed-region xml:id="ct14755174064" text:id="ct14755174064">
          <text:insertion>
            <office:change-info>
              <dc:creator>Bob Jacobsen</dc:creator>
              <dc:date>2026-01-18T07:43:33</dc:date>
            </office:change-info>
          </text:insertion>
        </text:changed-region>
        <text:changed-region xml:id="ct14755169152" text:id="ct14755169152">
          <text:insertion>
            <office:change-info>
              <dc:creator>Bob Jacobsen</dc:creator>
              <dc:date>2026-01-18T07:43:37</dc:date>
            </office:change-info>
          </text:insertion>
        </text:changed-region>
        <text:changed-region xml:id="ct14754808176" text:id="ct14754808176">
          <text:deletion>
            <office:change-info>
              <dc:creator>Bob Jacobsen</dc:creator>
              <dc:date>2026-01-18T07:42:45</dc:date>
            </office:change-info>
            <text:h text:style-name="P58" text:outline-level="2"><text:span text:style-name="T71">ontrol</text:span></text:h>
          </text:deletion>
        </text:changed-region>
        <text:changed-region xml:id="ct14754956896" text:id="ct14754956896">
          <text:insertion>
            <office:change-info>
              <dc:creator>Bob Jacobsen</dc:creator>
              <dc:date>2026-01-18T07:42:45</dc:date>
            </office:change-info>
          </text:insertion>
        </text:changed-region>
        <text:changed-region xml:id="ct14755197568" text:id="ct14755197568">
          <text:deletion>
            <office:change-info>
              <dc:creator>Bob Jacobsen</dc:creator>
              <dc:date>2026-01-25T16:00:27</dc:date>
            </office:change-info>
            <text:p text:style-name="P52">Destination</text:p>
          </text:deletion>
        </text:changed-region>
        <text:changed-region xml:id="ct14755198480" text:id="ct14755198480">
          <text:insertion>
            <office:change-info>
              <dc:creator>Bob Jacobsen</dc:creator>
              <dc:date>2026-01-25T16:00:27</dc:date>
            </office:change-info>
          </text:insertion>
        </text:changed-region>
        <text:changed-region xml:id="ct14755199280" text:id="ct14755199280">
          <text:deletion>
            <office:change-info>
              <dc:creator>Bob Jacobsen</dc:creator>
              <dc:date>2026-01-25T16:00:30</dc:date>
            </office:change-info>
            <text:p text:style-name="P54">Source</text:p>
          </text:deletion>
        </text:changed-region>
        <text:changed-region xml:id="ct14755200384" text:id="ct14755200384">
          <text:insertion>
            <office:change-info>
              <dc:creator>Bob Jacobsen</dc:creator>
              <dc:date>2026-01-25T16:00:30</dc:date>
            </office:change-info>
          </text:insertion>
        </text:changed-region>
        <text:changed-region xml:id="ct14755200960" text:id="ct14755200960">
          <text:insertion>
            <office:change-info>
              <dc:creator>Bob Jacobsen</dc:creator>
              <dc:date>2026-01-18T07:45:41</dc:date>
            </office:change-info>
          </text:insertion>
        </text:changed-region>
        <text:changed-region xml:id="ct14755202032" text:id="ct14755202032">
          <text:insertion>
            <office:change-info>
              <dc:creator>Bob Jacobsen</dc:creator>
              <dc:date>2026-01-18T07:45:07</dc:date>
            </office:change-info>
          </text:insertion>
        </text:changed-region>
        <text:changed-region xml:id="ct14755103536" text:id="ct14755103536">
          <text:deletion>
            <office:change-info>
              <dc:creator>Bob Jacobsen</dc:creator>
              <dc:date>2026-01-18T07:45:30</dc:date>
            </office:change-info>
            <text:p text:style-name="P65">Type (bits 0..3):</text:p>
            <text:p text:style-name="P111">0x0: <text:s/>reserved</text:p>
            <text:p text:style-name="P111">0x1: <text:s/>ping</text:p>
            <text:p text:style-name="P111">0x2: <text:s/>pong</text:p>
            <text:p text:style-name="P111">0x3: <text:s/>completed</text:p>
            <text:p text:style-name="P111">0x4: <text:s/><text:span text:style-name="T71">abort</text:span></text:p>
            <text:p text:style-name="P65"/>
          </text:deletion>
        </text:changed-region>
        <text:changed-region xml:id="ct14755200032" text:id="ct14755200032">
          <text:insertion>
            <office:change-info>
              <dc:creator>Bob Jacobsen</dc:creator>
              <dc:date>2026-01-18T07:45:30</dc:date>
            </office:change-info>
          </text:insertion>
        </text:changed-region>
        <text:changed-region xml:id="ct14755201232" text:id="ct14755201232">
          <text:deletion>
            <office:change-info>
              <dc:creator>Bob Jacobsen</dc:creator>
              <dc:date>2026-01-18T07:45:30</dc:date>
            </office:change-info>
            <text:p text:style-name="P65">Flags <text:span text:style-name="T71">(bits 4..7):</text:span></text:p>
          </text:deletion>
        </text:changed-region>
        <text:changed-region xml:id="ct14755201504" text:id="ct14755201504">
          <text:insertion>
            <office:change-info>
              <dc:creator>Bob Jacobsen</dc:creator>
              <dc:date>2026-01-18T07:45:27</dc:date>
            </office:change-info>
          </text:insertion>
        </text:changed-region>
        <text:changed-region xml:id="ct14755202784" text:id="ct14755202784">
          <text:deletion>
            <office:change-info>
              <dc:creator>Bob Jacobsen</dc:creator>
              <dc:date>2026-01-18T07:45:37</dc:date>
            </office:change-info>
            <text:p text:style-name="P65"/>
            <text:p text:style-name="P112">0x1: <text:s/>1<text:span text:style-name="T72"> if this message is from the stream source to stream destination, </text:span>0<text:span text:style-name="T72"> if this message is from the stream destination to the stream source.</text:span></text:p>
            <text:p text:style-name="P112">0x2: <text:s/>1 if payload count is valid, 0 if payload count is not valid.</text:p>
            <text:p text:style-name="P112">0x4: <text:s/>reserved</text:p>
            <text:p text:style-name="P113">0x8: <text:s/>1 if stream closed, currently only valid for a pong type, all other types must send 0 and ignore upon receipt.</text:p>
          </text:deletion>
        </text:changed-region>
        <text:changed-region xml:id="ct14755203536" text:id="ct14755203536">
          <text:deletion>
            <office:change-info>
              <dc:creator>Bob Jacobsen</dc:creator>
              <dc:date>2026-01-18T07:45:46</dc:date>
            </office:change-info>
            <text:p text:style-name="P66"><text:span text:style-name="T71">3</text:span>-<text:span text:style-name="T41">5</text:span></text:p>
          </text:deletion>
        </text:changed-region>
        <text:changed-region xml:id="ct14755204416" text:id="ct14755204416">
          <text:insertion>
            <office:change-info>
              <dc:creator>Bob Jacobsen</dc:creator>
              <dc:date>2026-01-18T07:45:46</dc:date>
            </office:change-info>
          </text:insertion>
        </text:changed-region>
        <text:changed-region xml:id="ct14755205536" text:id="ct14755205536">
          <text:insertion>
            <office:change-info>
              <dc:creator>Bob Jacobsen</dc:creator>
              <dc:date>2026-01-25T16:16:13</dc:date>
            </office:change-info>
          </text:insertion>
        </text:changed-region>
        <text:changed-region xml:id="ct14755205808" text:id="ct14755205808">
          <text:deletion>
            <office:change-info>
              <dc:creator>Bob Jacobsen</dc:creator>
              <dc:date>2026-01-25T16:16:15</dc:date>
            </office:change-info>
            <text:p text:style-name="P66">N</text:p>
          </text:deletion>
        </text:changed-region>
        <text:changed-region xml:id="ct14755232752" text:id="ct14755232752">
          <text:deletion>
            <office:change-info>
              <dc:creator>Bob Jacobsen</dc:creator>
              <dc:date>2026-01-18T07:08:05</dc:date>
            </office:change-info>
            <text:p text:style-name="P74"><text:span text:style-name="T47">,</text:span></text:p>
          </text:deletion>
        </text:changed-region>
        <text:changed-region xml:id="ct14755233632" text:id="ct14755233632">
          <text:insertion>
            <office:change-info>
              <dc:creator>Bob Jacobsen</dc:creator>
              <dc:date>2026-01-18T07:08:06</dc:date>
            </office:change-info>
          </text:insertion>
        </text:changed-region>
        <text:changed-region xml:id="ct4774195744" text:id="ct4774195744">
          <text:deletion>
            <office:change-info>
              <dc:creator>Bob Jacobsen</dc:creator>
              <dc:date>2026-02-01T13:07:07</dc:date>
            </office:change-info>
            <text:p text:style-name="P75"><text:span text:style-name="T57">one of </text:span></text:p>
          </text:deletion>
        </text:changed-region>
        <text:changed-region xml:id="ct4804603328" text:id="ct4804603328">
          <text:deletion>
            <office:change-info>
              <dc:creator>Bob Jacobsen</dc:creator>
              <dc:date>2026-02-01T13:07:16</dc:date>
            </office:change-info>
            <text:p text:style-name="P75"><text:span text:style-name="T57">s</text:span></text:p>
          </text:deletion>
        </text:changed-region>
        <text:changed-region xml:id="ct4774200784" text:id="ct4774200784">
          <text:insertion>
            <office:change-info>
              <dc:creator>Bob Jacobsen</dc:creator>
              <dc:date>2026-02-01T13:07:17</dc:date>
            </office:change-info>
          </text:insertion>
        </text:changed-region>
        <text:changed-region xml:id="ct4804606304" text:id="ct4804606304">
          <text:deletion>
            <office:change-info>
              <dc:creator>Bob Jacobsen</dc:creator>
              <dc:date>2026-02-01T13:07:27</dc:date>
            </office:change-info>
            <text:p text:style-name="P75"><text:span text:style-name="T57">, such as Optional Interaction rejected, or Terminate Due To Error. </text:span></text:p>
          </text:deletion>
        </text:changed-region>
        <text:changed-region xml:id="ct4804604192" text:id="ct4804604192">
          <text:insertion>
            <office:change-info>
              <dc:creator>Bob Jacobsen</dc:creator>
              <dc:date>2026-02-01T13:07:29</dc:date>
            </office:change-info>
          </text:insertion>
        </text:changed-region>
        <text:changed-region xml:id="ct14755228992" text:id="ct14755228992">
          <text:insertion>
            <office:change-info>
              <dc:creator>Bob Jacobsen</dc:creator>
              <dc:date>2026-01-18T07:08:51</dc:date>
            </office:change-info>
          </text:insertion>
        </text:changed-region>
        <text:changed-region xml:id="ct14755228688" text:id="ct14755228688">
          <text:deletion>
            <office:change-info>
              <dc:creator>Bob Jacobsen</dc:creator>
              <dc:date>2026-01-18T07:09:29</dc:date>
            </office:change-info>
            <text:p text:style-name="P76">,</text:p>
          </text:deletion>
        </text:changed-region>
        <text:changed-region xml:id="ct4774204400" text:id="ct4774204400">
          <text:insertion>
            <office:change-info>
              <dc:creator>Bob Jacobsen</dc:creator>
              <dc:date>2026-02-01T13:09:47</dc:date>
            </office:change-info>
          </text:insertion>
        </text:changed-region>
        <text:changed-region xml:id="ct14024848976" text:id="ct14024848976">
          <text:insertion>
            <office:change-info>
              <dc:creator>Bob Jacobsen</dc:creator>
              <dc:date>2026-02-01T13:09:14</dc:date>
            </office:change-info>
          </text:insertion>
        </text:changed-region>
        <text:changed-region xml:id="ct4774208496" text:id="ct4774208496">
          <text:deletion>
            <office:change-info>
              <dc:creator>Bob Jacobsen</dc:creator>
              <dc:date>2026-02-01T13:09:49</dc:date>
            </office:change-info>
            <text:p text:style-name="P77">general</text:p>
          </text:deletion>
        </text:changed-region>
        <text:changed-region xml:id="ct15580035552" text:id="ct15580035552">
          <text:insertion>
            <office:change-info>
              <dc:creator>Bob Jacobsen</dc:creator>
              <dc:date>2026-02-01T13:10:10</dc:date>
            </office:change-info>
          </text:insertion>
        </text:changed-region>
        <text:changed-region xml:id="ct15579784112" text:id="ct15579784112">
          <text:deletion>
            <office:change-info>
              <dc:creator>Bob Jacobsen</dc:creator>
              <dc:date>2026-02-01T13:10:10</dc:date>
            </office:change-info>
            <text:p text:style-name="P77">set to a value with the Accept bit clear <text:span text:style-name="T58">and </text:span></text:p>
          </text:deletion>
        </text:changed-region>
        <text:changed-region xml:id="ct4774216416" text:id="ct4774216416">
          <text:insertion>
            <office:change-info>
              <dc:creator>Bob Jacobsen</dc:creator>
              <dc:date>2026-02-01T13:10:12</dc:date>
            </office:change-info>
          </text:insertion>
        </text:changed-region>
        <text:changed-region xml:id="ct4774222928" text:id="ct4774222928">
          <text:deletion>
            <office:change-info>
              <dc:creator>Bob Jacobsen</dc:creator>
              <dc:date>2026-02-01T13:10:19</dc:date>
            </office:change-info>
            <text:p text:style-name="P77"><text:span text:style-name="T58">one</text:span></text:p>
          </text:deletion>
        </text:changed-region>
        <text:changed-region xml:id="ct4804602240" text:id="ct4804602240">
          <text:insertion>
            <office:change-info>
              <dc:creator>Bob Jacobsen</dc:creator>
              <dc:date>2026-02-01T13:10:19</dc:date>
            </office:change-info>
          </text:insertion>
        </text:changed-region>
        <text:changed-region xml:id="ct4774224768" text:id="ct4774224768">
          <text:deletion>
            <office:change-info>
              <dc:creator>Bob Jacobsen</dc:creator>
              <dc:date>2026-02-01T13:10:22</dc:date>
            </office:change-info>
            <text:p text:style-name="P77"><text:span text:style-name="T58"><text:s/>of </text:span></text:p>
          </text:deletion>
        </text:changed-region>
        <text:changed-region xml:id="ct4774227296" text:id="ct4774227296">
          <text:insertion>
            <office:change-info>
              <dc:creator>Bob Jacobsen</dc:creator>
              <dc:date>2026-02-01T13:10:23</dc:date>
            </office:change-info>
          </text:insertion>
        </text:changed-region>
        <text:changed-region xml:id="ct5362047792" text:id="ct5362047792">
          <text:deletion>
            <office:change-info>
              <dc:creator>Bob Jacobsen</dc:creator>
              <dc:date>2026-02-01T13:09:27</dc:date>
            </office:change-info>
            <text:p text:style-name="P77"><text:span text:style-name="T57">a</text:span></text:p>
          </text:deletion>
        </text:changed-region>
        <text:changed-region xml:id="ct5361872464" text:id="ct5361872464">
          <text:insertion>
            <office:change-info>
              <dc:creator>Bob Jacobsen</dc:creator>
              <dc:date>2026-02-01T13:09:27</dc:date>
            </office:change-info>
          </text:insertion>
        </text:changed-region>
        <text:changed-region xml:id="ct4774208800" text:id="ct4774208800">
          <text:deletion>
            <office:change-info>
              <dc:creator>Bob Jacobsen</dc:creator>
              <dc:date>2026-02-01T13:09:41</dc:date>
            </office:change-info>
            <text:p text:style-name="P77"><text:span text:style-name="T57"><text:s/>general</text:span></text:p>
          </text:deletion>
        </text:changed-region>
        <text:changed-region xml:id="ct4804607136" text:id="ct4804607136">
          <text:deletion>
            <office:change-info>
              <dc:creator>Bob Jacobsen</dc:creator>
              <dc:date>2026-02-01T13:09:36</dc:date>
            </office:change-info>
            <text:p text:style-name="P77"><text:s/>general error message</text:p>
          </text:deletion>
        </text:changed-region>
        <text:changed-region xml:id="ct5362273072" text:id="ct5362273072">
          <text:insertion>
            <office:change-info>
              <dc:creator>Bob Jacobsen</dc:creator>
              <dc:date>2026-02-01T13:09:36</dc:date>
            </office:change-info>
          </text:insertion>
        </text:changed-region>
        <text:changed-region xml:id="ct14755230064" text:id="ct14755230064">
          <text:deletion>
            <office:change-info>
              <dc:creator>Bob Jacobsen</dc:creator>
              <dc:date>2026-01-18T07:10:02</dc:date>
            </office:change-info>
            <text:p text:style-name="P77">when possible, </text:p>
          </text:deletion>
        </text:changed-region>
        <text:changed-region xml:id="ct14755237008" text:id="ct14755237008">
          <text:deletion>
            <office:change-info>
              <dc:creator>Bob Jacobsen</dc:creator>
              <dc:date>2026-01-18T07:10:05</dc:date>
            </office:change-info>
            <text:p text:style-name="P77">should</text:p>
          </text:deletion>
        </text:changed-region>
        <text:changed-region xml:id="ct14755238784" text:id="ct14755238784">
          <text:insertion>
            <office:change-info>
              <dc:creator>Bob Jacobsen</dc:creator>
              <dc:date>2026-01-18T07:10:05</dc:date>
            </office:change-info>
          </text:insertion>
        </text:changed-region>
        <text:changed-region xml:id="ct14755247520" text:id="ct14755247520">
          <text:insertion>
            <office:change-info>
              <dc:creator>Bob Jacobsen</dc:creator>
              <dc:date>2026-01-18T07:12:05</dc:date>
            </office:change-info>
          </text:insertion>
        </text:changed-region>
        <text:changed-region xml:id="ct14755200656" text:id="ct14755200656">
          <text:deletion>
            <office:change-info>
              <dc:creator>Bob Jacobsen</dc:creator>
              <dc:date>2026-01-18T07:11:08</dc:date>
            </office:change-info>
            <text:p text:style-name="P81">,</text:p>
          </text:deletion>
        </text:changed-region>
        <text:changed-region xml:id="ct14755245872" text:id="ct14755245872">
          <text:insertion>
            <office:change-info>
              <dc:creator>Bob Jacobsen</dc:creator>
              <dc:date>2026-01-18T07:11:04</dc:date>
            </office:change-info>
          </text:insertion>
        </text:changed-region>
        <text:changed-region xml:id="ct4804596912" text:id="ct4804596912">
          <text:deletion>
            <office:change-info>
              <dc:creator>Bob Jacobsen</dc:creator>
              <dc:date>2026-02-01T13:12:55</dc:date>
            </office:change-info>
            <text:p text:style-name="P82"><text:span text:style-name="T60">or Optional Interaction Rejected </text:span></text:p>
          </text:deletion>
        </text:changed-region>
        <text:changed-region xml:id="ct14755253840" text:id="ct14755253840">
          <text:deletion>
            <office:change-info>
              <dc:creator>Bob Jacobsen</dc:creator>
              <dc:date>2026-01-18T07:13:44</dc:date>
            </office:change-info>
            <text:p text:style-name="P82"><text:span text:style-name="T60">with no MTI value or </text:span></text:p>
          </text:deletion>
        </text:changed-region>
        <text:changed-region xml:id="ct14755258752" text:id="ct14755258752">
          <text:insertion>
            <office:change-info>
              <dc:creator>Bob Jacobsen</dc:creator>
              <dc:date>2026-01-18T07:15:54</dc:date>
              <text:p>Comment added</text:p>
              <text:p/>
              <text:p/>
              <text:p/>
              <text:p/>
            </office:change-info>
          </text:insertion>
        </text:changed-region>
        <text:changed-region xml:id="ct14755262720" text:id="ct14755262720">
          <text:insertion>
            <office:change-info>
              <dc:creator>Bob Jacobsen</dc:creator>
              <dc:date>2026-01-18T07:14:21</dc:date>
              <text:p>Comment added</text:p>
              <text:p/>
              <text:p/>
              <text:p/>
              <text:p/>
            </office:change-info>
          </text:insertion>
        </text:changed-region>
        <text:changed-region xml:id="ct4804620080" text:id="ct4804620080">
          <text:deletion>
            <office:change-info>
              <dc:creator>Bob Jacobsen</dc:creator>
              <dc:date>2026-02-01T13:13:03</dc:date>
            </office:change-info>
            <text:p text:style-name="P82"><text:span text:style-name="T60">or Optional Interaction Rejected </text:span></text:p>
          </text:deletion>
        </text:changed-region>
        <text:changed-region xml:id="ct14755255632" text:id="ct14755255632">
          <text:deletion>
            <office:change-info>
              <dc:creator>Bob Jacobsen</dc:creator>
              <dc:date>2026-01-18T07:14:10</dc:date>
            </office:change-info>
            <text:p text:style-name="P82"><text:span text:style-name="T60">with no MTI value or </text:span></text:p>
          </text:deletion>
        </text:changed-region>
        <text:changed-region xml:id="ct15580299104" text:id="ct15580299104">
          <text:deletion>
            <office:change-info>
              <dc:creator>Bob Jacobsen</dc:creator>
              <dc:date>2026-02-01T13:13:45</dc:date>
            </office:change-info>
            <text:p text:style-name="P82"><text:span text:style-name="T60">When possible, the specific MTI value should be used.</text:span></text:p>
          </text:deletion>
        </text:changed-region>
        <text:changed-region xml:id="ct14755262416" text:id="ct14755262416">
          <text:deletion>
            <office:change-info>
              <dc:creator>Bob Jacobsen</dc:creator>
              <dc:date>2026-01-18T07:17:02</dc:date>
            </office:change-info>
            <text:p text:style-name="P84">,</text:p>
          </text:deletion>
        </text:changed-region>
        <text:changed-region xml:id="ct15628665696" text:id="ct15628665696">
          <text:insertion>
            <office:change-info>
              <dc:creator>Bob Jacobsen</dc:creator>
              <dc:date>2026-02-01T13:17:26</dc:date>
              <text:p>Comment added</text:p>
            </office:change-info>
          </text:insertion>
        </text:changed-region>
        <text:changed-region xml:id="ct4774283616" text:id="ct4774283616">
          <text:insertion>
            <office:change-info>
              <dc:creator>Bob Jacobsen</dc:creator>
              <dc:date>2026-02-01T13:15:41</dc:date>
            </office:change-info>
          </text:insertion>
        </text:changed-region>
        <text:changed-region xml:id="ct4774186304" text:id="ct4774186304">
          <text:deletion>
            <office:change-info>
              <dc:creator>Bob Jacobsen</dc:creator>
              <dc:date>2026-02-01T13:15:44</dc:date>
            </office:change-info>
            <text:p text:style-name="P86">or Optional Interaction Rejected</text:p>
          </text:deletion>
        </text:changed-region>
        <text:changed-region xml:id="ct15705883024" text:id="ct15705883024">
          <text:insertion>
            <office:change-info>
              <dc:creator>Bob Jacobsen</dc:creator>
              <dc:date>2026-01-18T07:18:26</dc:date>
              <text:p>Comment added</text:p>
              <text:p/>
              <text:p/>
              <text:p/>
              <text:p/>
            </office:change-info>
          </text:insertion>
        </text:changed-region>
        <text:changed-region xml:id="ct4804596432" text:id="ct4804596432">
          <text:deletion>
            <office:change-info>
              <dc:creator>Bob Jacobsen</dc:creator>
              <dc:date>2026-02-01T13:15:48</dc:date>
            </office:change-info>
            <text:p text:style-name="P86">.</text:p>
          </text:deletion>
        </text:changed-region>
        <text:changed-region xml:id="ct14755268192" text:id="ct14755268192">
          <text:insertion>
            <office:change-info>
              <dc:creator>Bob Jacobsen</dc:creator>
              <dc:date>2026-01-18T07:18:51</dc:date>
            </office:change-info>
          </text:insertion>
        </text:changed-region>
        <text:changed-region xml:id="ct14755273072" text:id="ct14755273072">
          <text:deletion>
            <office:change-info>
              <dc:creator>Bob Jacobsen</dc:creator>
              <dc:date>2026-01-18T07:18:59</dc:date>
            </office:change-info>
            <text:p text:style-name="P88">message</text:p>
          </text:deletion>
        </text:changed-region>
        <text:changed-region xml:id="ct14755274064" text:id="ct14755274064">
          <text:insertion>
            <office:change-info>
              <dc:creator>Bob Jacobsen</dc:creator>
              <dc:date>2026-01-18T07:18:59</dc:date>
            </office:change-info>
          </text:insertion>
        </text:changed-region>
        <text:changed-region xml:id="ct14755284896" text:id="ct14755284896">
          <text:deletion>
            <office:change-info>
              <dc:creator>Bob Jacobsen</dc:creator>
              <dc:date>2026-01-18T07:29:42</dc:date>
            </office:change-info>
            <text:p text:style-name="P96"/>
            <text:p text:style-name="P114"/>
            <text:p text:style-name="P114"/>
          </text:deletion>
        </text:changed-region>
        <text:changed-region xml:id="ct14755289024" text:id="ct14755289024">
          <text:deletion>
            <office:change-info>
              <dc:creator>Bob Jacobsen</dc:creator>
              <dc:date>2026-01-18T07:27:39</dc:date>
            </office:change-info>
            <text:p text:style-name="P114">that support the Streaming protocol must keep track of the Stream states </text:p>
          </text:deletion>
        </text:changed-region>
        <text:changed-region xml:id="ct14755289296" text:id="ct14755289296">
          <text:deletion>
            <office:change-info>
              <dc:creator>Bob Jacobsen</dc:creator>
              <dc:date>2026-01-18T07:29:40</dc:date>
            </office:change-info>
            <text:p text:style-name="P114"/>
            <text:p text:style-name="P115"/>
          </text:deletion>
        </text:changed-region>
        <text:changed-region xml:id="ct14755289568" text:id="ct14755289568">
          <text:deletion>
            <office:change-info>
              <dc:creator>Bob Jacobsen</dc:creator>
              <dc:date>2026-01-18T07:28:26</dc:date>
            </office:change-info>
            <text:p text:style-name="P115">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P115">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deletion>
        </text:changed-region>
        <text:changed-region xml:id="ct14755289840" text:id="ct14755289840">
          <text:deletion>
            <office:change-info>
              <dc:creator>Bob Jacobsen</dc:creator>
              <dc:date>2026-01-18T07:29:38</dc:date>
            </office:change-info>
            <text:p text:style-name="P115"/>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47">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p>
            <text:p text:style-name="P115">Background Information</text:p>
            <text:p text:style-name="P115">Stream Content Type Identification</text:p>
            <text:p text:style-name="P115">Stream senders can, but don't have to, identify the content type (format, meaning, etc) of the data stream at the front. As part of their private protocol, they can use whatever structure they'd like for the data.</text:p>
            <text:p text:style-name="P115">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ext:p>
          </text:deletion>
        </text:changed-region>
        <text:changed-region xml:id="ct14755290112" text:id="ct14755290112">
          <text:deletion>
            <office:change-info>
              <dc:creator>Bob Jacobsen</dc:creator>
              <dc:date>2026-01-18T07:19:53</dc:date>
            </office:change-info>
            <text:p text:style-name="P115">These identifiers are recorded in a separate worksheet.</text:p>
          </text:deletion>
        </text:changed-region>
        <text:changed-region xml:id="ct14755290384" text:id="ct14755290384">
          <text:deletion>
            <office:change-info>
              <dc:creator>Bob Jacobsen</dc:creator>
              <dc:date>2026-01-18T07:29:17</dc:date>
            </office:change-info>
            <text:p text:style-name="P115"/>
            <text:p text:style-name="P115">Buffer Size</text:p>
            <text:p text:style-name="P115">The buffer size can be up to 2<text:span text:style-name="T73">16</text:span>-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p text:style-name="P115">CAN Discussion</text:p>
            <text:p text:style-name="P115">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P115">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797_149935058"/>Introduction <text:span text:style-name="T1">(Informative)</text:span><text:bookmark-end text:name="__RefHeading___Toc2797_149935058"/></text:h>
      <text:p text:style-name="P2">This <text:span text:style-name="T1">specification</text:span> defines the protocol for transmitting unidirectional streams of data between two nodes on an OpenLCB bus.</text:p>
      <text:h text:style-name="P3" text:outline-level="1"><text:bookmark-start text:name="__RefHeading___Toc2799_149935058"/>Intended Use (Informative)<text:bookmark-end text:name="__RefHeading___Toc2799_149935058"/></text:h>
      <text:p text:style-name="P4">Streaming <text:span text:style-name="T1">can be</text:span> used to move large amounts of data (kilobytes and up) across a OpenLCB implementation. <text:span text:style-name="T2"><text:s/>Streaming transport can also be used when the data transfer is unknown or indefinite in its volume or persistence.</text:span></text:p>
      <text:h text:style-name="Heading_20_1" text:outline-level="1"><text:bookmark-start text:name="__RefHeading___Toc2801_149935058"/>References and Context (Normative)<text:bookmark-end text:name="__RefHeading___Toc2801_149935058"/></text:h>
      <text:p text:style-name="P2">This specification is in the context of the following OpenLCB Standards:</text:p>
      <text:list text:style-name="L1">
        <text:list-item>
          <text:p text:style-name="P5"><text:change-start text:change-id="ct14754800208"/>The OpenLCB Unique Identifiers Standard, which defines the method for allocating unique identifiers that form the basis of Stream Content UIDs, defined below.</text:p>
        </text:list-item>
        <text:list-item>
          <text:p text:style-name="P6"><text:change-end text:change-id="ct14754800208"/>The OpenLCB Message Network Standard, which defines the basic messages and how they interact. Higher-level protocols are based on this message network, but are defined elsewhere. The Message Network Standard defines <text:span text:style-name="T3">the encoding of stream data message</text:span><text:change-start text:change-id="ct14754799664"/><text:span text:style-name="T4">s</text:span><text:change-end text:change-id="ct14754799664"/><text:span text:style-name="T3"> on </text:span><text:change-start text:change-id="ct14754799120"/><text:span text:style-name="T4">the </text:span><text:change-end text:change-id="ct14754799120"/><text:span text:style-name="T3">CAN physical layer, which is referenced here.</text:span><text:span text:style-name="T3"><office:annotation loext:resolved="false"><dc:creator>Stuart Baker</dc:creator><dc:date>2015-02-04T15:09:53</dc:date><text:p text:style-name="P7"><text:span text:style-name="T5">Add reference to include error codes</text:span></text:p></office:annotation></text:span><text:change-start text:change-id="ct14754794352"/><text:span text:style-name="T3"> </text:span><text:span text:style-name="T6">The Message Network Standard also defines the error codes that are used here.</text:span><text:change-end text:change-id="ct14754794352"/></text:p>
        </text:list-item>
        <text:list-item>
          <text:p text:style-name="P8"><text:span text:style-name="T3">The OpenL</text:span><text:span text:style-name="T7">CB </text:span><text:span text:style-name="T8">Memory </text:span><text:span text:style-name="T9">Access </text:span><text:span text:style-name="T8">Configuration </text:span><text:span text:style-name="T9">Protocol</text:span><text:span text:style-name="T10"> </text:span><text:span text:style-name="T8">Standard, which will be us</text:span><text:span text:style-name="T10">e</text:span><text:span text:style-name="T8">d as an example of a</text:span><text:span text:style-name="T9">n application-level</text:span><text:span text:style-name="T8"> protocol that interacts with the Streaming protocol for data transport.</text:span></text:p>
        </text:list-item>
      </text:list>
      <text:h text:style-name="P9" text:outline-level="1"><text:bookmark-start text:name="__RefHeading___Toc2803_149935058"/>Definitions (Normative)<text:bookmark-end text:name="__RefHeading___Toc2803_149935058"/></text:h>
      <text:p text:style-name="P10">Stream<text:span text:style-name="T11"> is a uni-directional sequence of bytes </text:span><text:span text:style-name="T12">transmitted from one OpenLCB node to another OpenLCB node</text:span><text:span text:style-name="T11">. There is no out-of-band information that </text:span><text:span text:style-name="T13">can</text:span><text:span text:style-name="T11"> be sent along with the payload using the Streaming protocol. There is no restriction on the total number of bytes sent, or the time that the stream can be open for sending data.</text:span></text:p>
      <text:p text:style-name="P10">Source node<text:span text:style-name="T11"> is the OpenLCB node which is sending the data (originating the stream).</text:span></text:p>
      <text:p text:style-name="P10">Destination node<text:span text:style-name="T11"> is the OpenLCB node which is receiving the data.</text:span></text:p>
      <text:p text:style-name="P11"><text:span text:style-name="T14">S</text:span>ource Stream ID<text:span text:style-name="T11"> (</text:span>SID<text:span text:style-name="T11">) </text:span><text:span text:style-name="T15">is a </text:span><text:span text:style-name="T11">one-byte (8-bit) identifier </text:span><text:span text:style-name="T12">(range [</text:span><text:span text:style-name="T15">0</text:span><text:span text:style-name="T12">..25</text:span><text:span text:style-name="T15">4</text:span><text:span text:style-name="T12">], </text:span><text:span text:style-name="T15">reserved [</text:span><text:change text:change-id="ct14755036624"/><text:span text:style-name="T15">255]</text:span><text:span text:style-name="T12">)</text:span><text:span text:style-name="T11">, assigned by the source node at its discretion to identify the stream.</text:span></text:p>
      <text:p text:style-name="P12"><text:soft-page-break/><text:span text:style-name="T16">D</text:span><text:span text:style-name="T17">estination Stream ID </text:span><text:span text:style-name="T18">(</text:span><text:span text:style-name="T17">DID</text:span><text:span text:style-name="T18">) is a one-byte (8-bit) identifier </text:span><text:span text:style-name="T12">(range [</text:span><text:span text:style-name="T15">0</text:span><text:span text:style-name="T12">..25</text:span><text:span text:style-name="T15">4</text:span><text:span text:style-name="T12">], </text:span><text:span text:style-name="T15">reserved [</text:span><text:change text:change-id="ct14754833568"/><text:span text:style-name="T15">255]</text:span><text:span text:style-name="T19">)</text:span><text:span text:style-name="T18">, assigned by the destination node at its discretion to identify the stream.</text:span></text:p>
      <text:p text:style-name="P13"><text:span text:style-name="T17">Stream Content UID</text:span><text:span text:style-name="T18"> </text:span><text:span text:style-name="T12">is a non-zero 6-byte globally unique identifier assigned to specify the </text:span><text:span text:style-name="T20">type (</text:span><text:span text:style-name="T12">format and purpose</text:span><text:span text:style-name="T20">)</text:span><text:span text:style-name="T12"> of the data being transmitted. Stream Content UIDs are assigned </text:span><text:change-start text:change-id="ct14754802416"/><text:span text:style-name="T21">using</text:span><text:change-end text:change-id="ct14754802416"/><text:change text:change-id="ct14754802960"/><text:change-start text:change-id="ct14754807088"/><text:span text:style-name="T12"> </text:span><text:span text:style-name="T21">Unique Identifiers in the same</text:span><text:change-end text:change-id="ct14754807088"/><text:span text:style-name="T12"> fashion as Node IDs</text:span><text:change text:change-id="ct14754807632"/><text:span text:style-name="T12">.</text:span></text:p>
      <text:p text:style-name="P14">(Max) Buffer size<text:span text:style-name="T11"> is an unsigned 2-byte value (range [1..65535]) specifying the maximum number of bytes in-flight; that is, the maximum number of bytes the source node may send without receiving a reception acknowledgement from the destination node.</text:span></text:p>
      <text:h text:style-name="Heading_20_1" text:outline-level="1"><text:bookmark-start text:name="__RefHeading___Toc2805_149935058"/><text:s/>Message Formats<text:bookmark-end text:name="__RefHeading___Toc2805_149935058"/></text:h>
      <text:p text:style-name="P15">In the following, the “common MTI” colum<text:span text:style-name="T22">n</text:span> specifies the MTI value to be used when communicating in OpenLCB common format. <text:s/>The Common MTI is an abstract numeric description intended as a normative guide to the construction of concrete message formats over specific physical transport media.</text:p>
      <text:h text:style-name="Heading_20_2" text:outline-level="2"><text:bookmark-start text:name="__RefHeading___Toc2807_149935058"/>Stream Initiate Request<text:bookmark-end text:name="__RefHeading___Toc2807_149935058"/></text:h>
      <text:p text:style-name="P16">Stream Initiate Request is an addressed message sent by the Source node to the <text:span text:style-name="T23">d</text:span>estination node to request creating the stream. This is the only method to create a stream. <text:s/><text:span text:style-name="T23">The Destination Stream ID is only to be suggested if previously negotiated with the destination node using some other prerequisite protocol.</text:span></text:p>
      <text:p text:style-name="Standard">Data content:</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table-cell table:style-name="Table2.A1" office:value-type="string">
            <text:p text:style-name="P17">Name</text:p>
          </table:table-cell>
          <table:table-cell table:style-name="Table2.A1" office:value-type="string">
            <text:p text:style-name="P17">Dest ID</text:p>
          </table:table-cell>
          <table:table-cell table:style-name="Table2.A1" office:value-type="string">
            <text:p text:style-name="P17">Event ID</text:p>
          </table:table-cell>
          <table:table-cell table:style-name="Table2.A1" office:value-type="string">
            <text:p text:style-name="P17">Common MTI</text:p>
          </table:table-cell>
          <table:table-cell table:style-name="Table2.E1" table:number-columns-spanned="2" office:value-type="string">
            <text:p text:style-name="P17">Data Content</text:p>
          </table:table-cell>
          <table:covered-table-cell/>
        </table:table-row>
        <table:table-row>
          <table:table-cell table:style-name="Table2.A2" table:number-rows-spanned="7" office:value-type="string">
            <text:p text:style-name="P18">Stream Initiate <text:line-break/>Request</text:p>
          </table:table-cell>
          <table:table-cell table:style-name="Table2.A2" table:number-rows-spanned="7" office:value-type="string">
            <text:p text:style-name="P19">Y</text:p>
          </table:table-cell>
          <table:table-cell table:style-name="Table2.A2" table:number-rows-spanned="7" office:value-type="string">
            <text:p text:style-name="P19">N</text:p>
          </table:table-cell>
          <table:table-cell table:style-name="Table2.A2" table:number-rows-spanned="7" office:value-type="string">
            <text:p text:style-name="P19">0x0CC8</text:p>
          </table:table-cell>
          <table:table-cell table:style-name="Table2.E2" table:number-columns-spanned="2" office:value-type="string">
            <text:p text:style-name="P20"><text:change-start text:change-id="ct14754793808"/><text:span text:style-name="T24">5, </text:span><text:change-end text:change-id="ct14754793808"/><text:span text:style-name="T25">6</text:span> or 1<text:span text:style-name="T25">2</text:span> bytes</text:p>
          </table:table-cell>
          <table:covered-table-cell/>
        </table:table-row>
        <table:table-row>
          <table:covered-table-cell table:style-name="Table2.A2"/>
          <table:covered-table-cell table:style-name="Table2.A2"/>
          <table:covered-table-cell table:style-name="Table2.A2"/>
          <table:covered-table-cell table:style-name="Table2.A2"/>
          <table:table-cell table:style-name="Table2.A1" office:value-type="string">
            <text:p text:style-name="P18">Byte <text:span text:style-name="T26">0</text:span><text:change-start text:change-id="ct14754723792"/><text:span text:style-name="T26">-</text:span><text:span text:style-name="T24">1</text:span><text:change-end text:change-id="ct14754723792"/></text:p>
          </table:table-cell>
          <table:table-cell table:style-name="Table2.E1" office:value-type="string">
            <text:p text:style-name="P21"><text:change-start text:change-id="ct14754974400"/><text:span text:style-name="T27">Max Buffer Size </text:span><text:span text:style-name="T14">(proposed by source).</text:span><text:change-end text:change-id="ct14754974400"/><text:change text:change-id="ct14755025200"/><text:change text:change-id="ct14755028352"/><text:change text:change-id="ct14755041632"/></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18">Byte <text:change-start text:change-id="ct14754970096"/><text:span text:style-name="T24">2-3</text:span><text:change-end text:change-id="ct14754970096"/><text:change text:change-id="ct14754966480"/></text:p>
          </table:table-cell>
          <table:table-cell table:style-name="Table2.E2" office:value-type="string">
            <text:p text:style-name="P22"><text:change text:change-id="ct14754973600"/><text:change-start text:change-id="ct14755049424"/>Flags:</text:p>
            <text:p text:style-name="P23">LSB <text:span text:style-name="T14">(bit 0)</text:span>: <text:span text:style-name="T28">Deprecated, send as 0, </text:span><text:span text:style-name="T24">ignore on receipt.</text:span></text:p>
            <text:p text:style-name="P24">bit 1-7: Reserved, send as 0, <text:change-end text:change-id="ct14755049424"/><text:change-start text:change-id="ct14754975680"/><text:span text:style-name="T24">ignore on receipt.</text:span><text:change-end text:change-id="ct14754975680"/></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25"><text:change text:change-id="ct14755035824"/><text:change-start text:change-id="ct14754970896"/>Byte 4<text:change-end text:change-id="ct14754970896"/></text:p>
          </table:table-cell>
          <table:table-cell table:style-name="Table2.E2" office:value-type="string">
            <text:p text:style-name="P22"><text:change text:change-id="ct14754856976"/><text:change-start text:change-id="ct14754905456"/>Source Stream ID, value 0xFF is reserved.<text:change-end text:change-id="ct14754905456"/></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26"><text:change text:change-id="ct14755042800"/><text:change-start text:change-id="ct14755047200"/>Byte 5<text:change-end text:change-id="ct14755047200"/></text:p>
          </table:table-cell>
          <table:table-cell table:style-name="Table2.E2" office:value-type="string">
            <text:p text:style-name="P27"><text:change text:change-id="ct14755001952"/><text:change-start text:change-id="ct14755058224"/><text:span text:style-name="T29">Optional: Proposed </text:span><text:change-end text:change-id="ct14755058224"/><text:change-start text:change-id="ct14755059008"/>Destination Stream ID, value 0xFF is reserved<text:change-end text:change-id="ct14755059008"/><text:change-start text:change-id="ct14755059280"/>.<text:change-end text:change-id="ct14755059280"/></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26"><text:change text:change-id="ct14755059552"/><text:change-start text:change-id="ct14755061120"/><text:span text:style-name="T27">Bytes </text:span>6<text:span text:style-name="T27">-</text:span>11<text:change-end text:change-id="ct14755061120"/></text:p>
          </table:table-cell>
          <table:table-cell table:style-name="Table2.E2" office:value-type="string">
            <text:p text:style-name="P28"><text:change text:change-id="ct14754948768"/><text:change-start text:change-id="ct14755061712"/>Optional: <text:span text:style-name="T27">Stream Content </text:span><text:change-end text:change-id="ct14755061712"/><text:change-start text:change-id="ct14755062592"/><text:span text:style-name="T6">UID.</text:span><text:change-end text:change-id="ct14755062592"/></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18"><text:change text:change-id="ct14755061984"/></text:p>
          </table:table-cell>
          <table:table-cell table:style-name="Table2.E2" office:value-type="string">
            <text:p text:style-name="P18"><text:change text:change-id="ct14755060784"/></text:p>
          </table:table-cell>
        </table:table-row>
      </table:table>
      <text:p text:style-name="Standard"/>
      <text:h text:style-name="Heading_20_2" text:outline-level="2"><text:bookmark-start text:name="__RefHeading___Toc2809_149935058"/>Stream Initiate Reply<text:bookmark-end text:name="__RefHeading___Toc2809_149935058"/></text:h>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row>
          <table:table-cell table:style-name="Table6.A1" office:value-type="string">
            <text:p text:style-name="P29">Name</text:p>
          </table:table-cell>
          <table:table-cell table:style-name="Table6.A1" office:value-type="string">
            <text:p text:style-name="P29">Dest ID</text:p>
          </table:table-cell>
          <table:table-cell table:style-name="Table6.A1" office:value-type="string">
            <text:p text:style-name="P29">Event ID</text:p>
          </table:table-cell>
          <table:table-cell table:style-name="Table6.A1" office:value-type="string">
            <text:p text:style-name="P29">Common MTI</text:p>
          </table:table-cell>
          <table:table-cell table:style-name="Table6.E1" table:number-columns-spanned="2" office:value-type="string">
            <text:p text:style-name="P29">Data Content</text:p>
          </table:table-cell>
          <table:covered-table-cell/>
        </table:table-row>
        <table:table-row>
          <table:table-cell table:style-name="Table6.A2" table:number-rows-spanned="5" office:value-type="string">
            <text:p text:style-name="P30">Stream Initiate <text:span text:style-name="T30">Reply</text:span></text:p>
          </table:table-cell>
          <table:table-cell table:style-name="Table6.A2" table:number-rows-spanned="5" office:value-type="string">
            <text:p text:style-name="P31">Y</text:p>
          </table:table-cell>
          <table:table-cell table:style-name="Table6.A2" table:number-rows-spanned="5" office:value-type="string">
            <text:p text:style-name="P31">N</text:p>
          </table:table-cell>
          <table:table-cell table:style-name="Table6.A2" table:number-rows-spanned="5" office:value-type="string">
            <text:p text:style-name="P31">0x0<text:span text:style-name="T30">868</text:span></text:p>
          </table:table-cell>
          <table:table-cell table:style-name="Table6.E2" table:number-columns-spanned="2" office:value-type="string">
            <text:p text:style-name="P32"><text:span text:style-name="T25">6</text:span> bytes <text:span text:style-name="T31">+ optional error string</text:span></text:p>
          </table:table-cell>
          <table:covered-table-cell/>
        </table:table-row>
        <table:table-row>
          <table:covered-table-cell table:style-name="Table6.A2"/>
          <table:covered-table-cell table:style-name="Table6.A2"/>
          <table:covered-table-cell table:style-name="Table6.A2"/>
          <table:covered-table-cell table:style-name="Table6.A2"/>
          <table:table-cell table:style-name="Table6.A1" office:value-type="string">
            <text:p text:style-name="P30">Byte<text:change-start text:change-id="ct14755081088"/><text:span text:style-name="T24">s</text:span><text:change-end text:change-id="ct14755081088"/> 0<text:change-start text:change-id="ct14755090784"/>-<text:span text:style-name="T24">1</text:span><text:change-end text:change-id="ct14755090784"/></text:p>
          </table:table-cell>
          <table:table-cell table:style-name="Table6.E1" office:value-type="string">
            <text:p text:style-name="P25"><text:change-start text:change-id="ct14755089952"/>Max Buffer Size <text:span text:style-name="T32">(final value), or zero if the request is rejected.</text:span><text:change-end text:change-id="ct14755089952"/><text:change text:change-id="ct14755090224"/></text:p>
          </table:table-cell>
        </table:table-row>
        <table:table-row>
          <table:covered-table-cell table:style-name="Table6.A2"/>
          <table:covered-table-cell table:style-name="Table6.A2"/>
          <table:covered-table-cell table:style-name="Table6.A2"/>
          <table:covered-table-cell table:style-name="Table6.A2"/>
          <table:table-cell table:style-name="Table6.A2" office:value-type="string">
            <text:p text:style-name="P30">Byte<text:change-start text:change-id="ct14755090496"/><text:span text:style-name="T24">s</text:span><text:change-end text:change-id="ct14755090496"/> <text:change-start text:change-id="ct14755092320"/><text:span text:style-name="T24">2-3</text:span><text:change-end text:change-id="ct14755092320"/><text:change text:change-id="ct14755092896"/></text:p>
          </table:table-cell>
          <table:table-cell table:style-name="Table6.E2" office:value-type="string">
            <text:p text:style-name="P33"><text:change-start text:change-id="ct14755110256"/><text:span text:style-name="T24">Flags and E</text:span>rror <text:span text:style-name="T24">C</text:span>ode<text:span text:style-name="T24">s</text:span>:</text:p>
            <text:p text:style-name="P34">0x8000 <text:span text:style-name="T33">A</text:span>ccept, <text:span text:style-name="T34">no errors</text:span></text:p>
            <text:p text:style-name="P35">0x0000 Accept, no errors</text:p>
            <text:p text:style-name="P36">0x<text:span text:style-name="T35">1</text:span>000 Permanent error, specifically:</text:p>
            <text:list text:style-name="L2">
              <text:list-item>
                <text:p text:style-name="P37">0<text:span text:style-name="T35">x1</text:span>0<text:span text:style-name="T33">1</text:span>0 streams not <text:span text:style-name="T35">supported</text:span></text:p>
              </text:list-item>
              <text:list-item>
                <text:p text:style-name="P38">0x1020 source not permitted</text:p>
              </text:list-item>
              <text:list-item>
                <text:p text:style-name="P38">0x10<text:span text:style-name="T33">4</text:span>0 unimplemented</text:p>
              </text:list-item>
              <text:list-item>
                <text:p text:style-name="P39">others reserved, do not send</text:p>
              </text:list-item>
            </text:list>
            <text:p text:style-name="P36"/>
            <text:p text:style-name="P36">0x<text:span text:style-name="T36">2000 temporary error, specifically:</text:span></text:p>
            <text:list text:style-name="L3">
              <text:list-item>
                <text:p text:style-name="P40">0x2020 buffer unavailable</text:p>
              </text:list-item>
              <text:list-item>
                <text:p text:style-name="P41">0x2040 <text:span text:style-name="T37">unexpected, </text:span>out of order, <text:span text:style-name="T37">or inconsistency in the message or frame sequence received.</text:span></text:p>
              </text:list-item>
              <text:list-item>
                <text:p text:style-name="P40">others reserved, do not send<text:change-end text:change-id="ct14755110256"/><text:change text:change-id="ct14755110528"/></text:p>
              </text:list-item>
            </text:list>
          </table:table-cell>
        </table:table-row>
        <table:table-row>
          <table:covered-table-cell table:style-name="Table6.A2"/>
          <table:covered-table-cell table:style-name="Table6.A2"/>
          <table:covered-table-cell table:style-name="Table6.A2"/>
          <table:covered-table-cell table:style-name="Table6.A2"/>
          <table:table-cell table:style-name="Table6.A2" office:value-type="string">
            <text:p text:style-name="P30">Byte <text:change-start text:change-id="ct14755031056"/><text:span text:style-name="T24">4</text:span><text:change-end text:change-id="ct14755031056"/><text:change text:change-id="ct14755110800"/></text:p>
          </table:table-cell>
          <table:table-cell table:style-name="Table6.E2" office:value-type="string">
            <text:p text:style-name="P25"><text:change text:change-id="ct14754969296"/><text:change-start text:change-id="ct14755095040"/>Source Stream ID,<text:span text:style-name="T30"> value 0xFF is reserved.</text:span><text:change-end text:change-id="ct14755095040"/></text:p>
          </table:table-cell>
        </table:table-row>
        <table:table-row>
          <table:covered-table-cell table:style-name="Table6.A2"/>
          <table:covered-table-cell table:style-name="Table6.A2"/>
          <table:covered-table-cell table:style-name="Table6.A2"/>
          <table:covered-table-cell table:style-name="Table6.A2"/>
          <table:table-cell table:style-name="Table6.A2" office:value-type="string">
            <text:p text:style-name="P42">Byte<text:change text:change-id="ct14755104640"/> <text:change text:change-id="ct14754994992"/><text:span text:style-name="T38">5</text:span></text:p>
          </table:table-cell>
          <table:table-cell table:style-name="Table6.E2" office:value-type="string">
            <text:p text:style-name="P43"><text:change text:change-id="ct14755112048"/><text:change-start text:change-id="ct14755109424"/>Destination Stream ID, value 0xFF is reserved.<text:change-end text:change-id="ct14755109424"/></text:p>
          </table:table-cell>
        </table:table-row>
        <table:table-row table:style-name="Table6.7">
          <table:table-cell table:style-name="Table6.A2" office:value-type="string">
            <text:p text:style-name="Standard"><text:change-start text:change-id="ct14755061392"/>‍<text:change-end text:change-id="ct14755061392"/></text:p>
          </table:table-cell>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P44"><text:change-start text:change-id="ct14755122224"/>Bytes 6...<text:change-end text:change-id="ct14755122224"/></text:p>
          </table:table-cell>
          <table:table-cell table:style-name="Table6.E2" office:value-type="string">
            <text:p text:style-name="P44"><text:change-start text:change-id="ct14755131872"/>Optional zero-terminated human readable error string<text:change-end text:change-id="ct14755131872"/><text:change-start text:change-id="ct14755133216"/>.<text:change-end text:change-id="ct14755133216"/></text:p>
          </table:table-cell>
        </table:table-row>
      </table:table>
      <text:p text:style-name="P45"><text:soft-page-break/></text:p>
      <text:h text:style-name="P46" text:outline-level="2"><text:bookmark-start text:name="__RefHeading___Toc2811_149935058"/>Stream Data Send<text:bookmark-end text:name="__RefHeading___Toc2811_14993505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7">Name</text:p>
          </table:table-cell>
          <table:table-cell table:style-name="Table3.A1" office:value-type="string">
            <text:p text:style-name="P47">Dest ID</text:p>
          </table:table-cell>
          <table:table-cell table:style-name="Table3.A1" office:value-type="string">
            <text:p text:style-name="P47">Event ID</text:p>
          </table:table-cell>
          <table:table-cell table:style-name="Table3.A1" office:value-type="string">
            <text:p text:style-name="P47">Common MTI</text:p>
          </table:table-cell>
          <table:table-cell table:style-name="Table3.E1" table:number-columns-spanned="2" office:value-type="string">
            <text:p text:style-name="P47">Data Content</text:p>
          </table:table-cell>
          <table:covered-table-cell/>
        </table:table-row>
        <table:table-row>
          <table:table-cell table:style-name="Table3.A2" table:number-rows-spanned="3" office:value-type="string">
            <text:p text:style-name="P48">Stream <text:span text:style-name="T25">Data Send</text:span></text:p>
          </table:table-cell>
          <table:table-cell table:style-name="Table3.A2" table:number-rows-spanned="3" office:value-type="string">
            <text:p text:style-name="P49">Y</text:p>
          </table:table-cell>
          <table:table-cell table:style-name="Table3.A2" table:number-rows-spanned="3" office:value-type="string">
            <text:p text:style-name="P49">N</text:p>
          </table:table-cell>
          <table:table-cell table:style-name="Table3.A2" table:number-rows-spanned="3" office:value-type="string">
            <text:p text:style-name="P49">0x<text:span text:style-name="T25">1F88</text:span></text:p>
          </table:table-cell>
          <table:table-cell table:style-name="Table3.E2" table:number-columns-spanned="2" office:value-type="string">
            <text:p text:style-name="P50"><text:span text:style-name="T39">1</text:span> <text:change-start text:change-id="ct4804596160"/><text:span text:style-name="T40">to</text:span><text:change-end text:change-id="ct4804596160"/><text:change text:change-id="ct14755338864"/> &lt;Max Buffer Size <text:span text:style-name="T41">+ 1</text:span>&gt; Bytes</text:p>
          </table:table-cell>
          <table:covered-table-cell/>
        </table:table-row>
        <table:table-row>
          <table:covered-table-cell table:style-name="Table3.A2"/>
          <table:covered-table-cell table:style-name="Table3.A2"/>
          <table:covered-table-cell table:style-name="Table3.A2"/>
          <table:covered-table-cell table:style-name="Table3.A2"/>
          <table:table-cell table:style-name="Table3.A2" office:value-type="string">
            <text:p text:style-name="P51">Byte 0</text:p>
          </table:table-cell>
          <table:table-cell table:style-name="Table3.E2" office:value-type="string">
            <text:p text:style-name="P52">Destination Stream ID, value 0xFF is reserved.</text:p>
          </table:table-cell>
        </table:table-row>
        <table:table-row>
          <table:covered-table-cell table:style-name="Table3.A2"/>
          <table:covered-table-cell table:style-name="Table3.A2"/>
          <table:covered-table-cell table:style-name="Table3.A2"/>
          <table:covered-table-cell table:style-name="Table3.A2"/>
          <table:table-cell table:style-name="Table3.A2" office:value-type="string">
            <text:p text:style-name="P51">Byte 1 ...</text:p>
          </table:table-cell>
          <table:table-cell table:style-name="Table3.E2" office:value-type="string">
            <text:p text:style-name="P53">Stream payload <text:span text:style-name="T42">bytes.</text:span></text:p>
          </table:table-cell>
        </table:table-row>
      </table:table>
      <text:p text:style-name="Standard"/>
      <text:h text:style-name="Heading_20_2" text:outline-level="2"><text:bookmark-start text:name="__RefHeading___Toc2813_149935058"/>Stream Data Proceed<text:bookmark-end text:name="__RefHeading___Toc2813_149935058"/></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7">Name</text:p>
          </table:table-cell>
          <table:table-cell table:style-name="Table7.A1" office:value-type="string">
            <text:p text:style-name="P47">Dest ID</text:p>
          </table:table-cell>
          <table:table-cell table:style-name="Table7.A1" office:value-type="string">
            <text:p text:style-name="P47">Event ID</text:p>
          </table:table-cell>
          <table:table-cell table:style-name="Table7.A1" office:value-type="string">
            <text:p text:style-name="P47">Common MTI</text:p>
          </table:table-cell>
          <table:table-cell table:style-name="Table7.E1" table:number-columns-spanned="2" office:value-type="string">
            <text:p text:style-name="P47">Data Content</text:p>
          </table:table-cell>
          <table:covered-table-cell/>
        </table:table-row>
        <table:table-row table:style-name="Table7.2">
          <table:table-cell table:style-name="Table7.A2" table:number-rows-spanned="3" office:value-type="string">
            <text:p text:style-name="P48">Stream <text:span text:style-name="T25">Data Proceed</text:span></text:p>
          </table:table-cell>
          <table:table-cell table:style-name="Table7.A2" table:number-rows-spanned="3" office:value-type="string">
            <text:p text:style-name="P49">Y</text:p>
          </table:table-cell>
          <table:table-cell table:style-name="Table7.A2" table:number-rows-spanned="3" office:value-type="string">
            <text:p text:style-name="P49">N</text:p>
          </table:table-cell>
          <table:table-cell table:style-name="Table7.A2" table:number-rows-spanned="3" office:value-type="string">
            <text:p text:style-name="P49">0x<text:span text:style-name="T39">0888</text:span></text:p>
          </table:table-cell>
          <table:table-cell table:style-name="Table7.E2" table:number-columns-spanned="2" office:value-type="string">
            <text:p text:style-name="P50">2 <text:change-start text:change-id="ct14755132944"/><text:span text:style-name="T43">or 4 </text:span><text:change-end text:change-id="ct14755132944"/>Bytes</text:p>
          </table:table-cell>
          <table:covered-table-cell/>
        </table:table-row>
        <table:table-row>
          <table:covered-table-cell table:style-name="Table7.A2"/>
          <table:covered-table-cell table:style-name="Table7.A2"/>
          <table:covered-table-cell table:style-name="Table7.A2"/>
          <table:covered-table-cell table:style-name="Table7.A2"/>
          <table:table-cell table:style-name="Table7.A2" office:value-type="string">
            <text:p text:style-name="P51">Byte 0</text:p>
          </table:table-cell>
          <table:table-cell table:style-name="Table7.E2" office:value-type="string">
            <text:p text:style-name="P52"><text:change text:change-id="ct14755174416"/><text:change-start text:change-id="ct14755175216"/><text:span text:style-name="T44">Source</text:span><text:change-end text:change-id="ct14755175216"/> Stream ID, value 0xFF is reserved.</text:p>
          </table:table-cell>
        </table:table-row>
        <table:table-row>
          <table:covered-table-cell table:style-name="Table7.A2"/>
          <table:covered-table-cell table:style-name="Table7.A2"/>
          <table:covered-table-cell table:style-name="Table7.A2"/>
          <table:covered-table-cell table:style-name="Table7.A2"/>
          <table:table-cell table:style-name="Table7.A2" office:value-type="string">
            <text:p text:style-name="P51">Byte 1</text:p>
          </table:table-cell>
          <table:table-cell table:style-name="Table7.E2" office:value-type="string">
            <text:p text:style-name="P54"><text:change text:change-id="ct14755173792"/><text:change-start text:change-id="ct14755176272"/><text:span text:style-name="T44">Destination</text:span><text:change-end text:change-id="ct14755176272"/> Stream ID,<text:span text:style-name="T30"> value 0xFF is reserved.</text:span></text:p>
          </table:table-cell>
        </table:table-row>
        <table:table-row table:style-name="Table7.5">
          <table:table-cell table:style-name="Table7.A2" office:value-type="string">
            <text:p text:style-name="Standard"><text:change-start text:change-id="ct14755153568"/>‍<text:change-end text:change-id="ct14755153568"/></text:p>
          </table:table-cell>
          <table:table-cell table:style-name="Table7.A2" office:value-type="string">
            <text:p text:style-name="Standard"/>
          </table:table-cell>
          <table:table-cell table:style-name="Table7.A2" office:value-type="string">
            <text:p text:style-name="Standard"/>
          </table:table-cell>
          <table:table-cell table:style-name="Table7.A2" office:value-type="string">
            <text:p text:style-name="Standard"/>
          </table:table-cell>
          <table:table-cell table:style-name="Table7.A2" office:value-type="string">
            <text:p text:style-name="P55"><text:change-start text:change-id="ct14755174064"/>Byte 2-3<text:change-end text:change-id="ct14755174064"/></text:p>
          </table:table-cell>
          <table:table-cell table:style-name="Table7.E2" office:value-type="string">
            <text:p text:style-name="P56"><text:change-start text:change-id="ct14755169152"/>Optional Flags<text:change-end text:change-id="ct14755169152"/></text:p>
          </table:table-cell>
        </table:table-row>
      </table:table>
      <text:h text:style-name="P57" text:outline-level="2" text:is-list-header="true"><text:soft-page-break/></text:h>
      <text:h text:style-name="P58" text:outline-level="2"><text:bookmark-start text:name="__RefHeading___Toc2815_149935058"/>Stream Data C<text:change text:change-id="ct14754808176"/><text:change-start text:change-id="ct14754956896"/><text:span text:style-name="T24">omplete</text:span><text:bookmark-end text:name="__RefHeading___Toc2815_149935058"/><text:change-end text:change-id="ct14754956896"/></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59">Name</text:p>
          </table:table-cell>
          <table:table-cell table:style-name="Table10.A1" office:value-type="string">
            <text:p text:style-name="P59">Dest ID</text:p>
          </table:table-cell>
          <table:table-cell table:style-name="Table10.A1" office:value-type="string">
            <text:p text:style-name="P59">Event ID</text:p>
          </table:table-cell>
          <table:table-cell table:style-name="Table10.A1" office:value-type="string">
            <text:p text:style-name="P59">Common MTI</text:p>
          </table:table-cell>
          <table:table-cell table:style-name="Table10.E1" table:number-columns-spanned="2" office:value-type="string">
            <text:p text:style-name="P59">Data Content</text:p>
          </table:table-cell>
          <table:covered-table-cell/>
        </table:table-row>
        <table:table-row table:style-name="Table10.2">
          <table:table-cell table:style-name="Table10.A2" table:number-rows-spanned="5" office:value-type="string">
            <text:p text:style-name="P60">Stream <text:span text:style-name="T25">Data Control</text:span></text:p>
          </table:table-cell>
          <table:table-cell table:style-name="Table10.A2" table:number-rows-spanned="5" office:value-type="string">
            <text:p text:style-name="P61">Y</text:p>
          </table:table-cell>
          <table:table-cell table:style-name="Table10.A2" table:number-rows-spanned="5" office:value-type="string">
            <text:p text:style-name="P61">N</text:p>
          </table:table-cell>
          <table:table-cell table:style-name="Table10.A2" table:number-rows-spanned="5" office:value-type="string">
            <text:p text:style-name="P61">0x<text:span text:style-name="T39">08A8</text:span></text:p>
          </table:table-cell>
          <table:table-cell table:style-name="Table10.E2" table:number-columns-spanned="2" office:value-type="string">
            <text:p text:style-name="P62"><text:span text:style-name="T45">2 or 6</text:span> Bytes</text:p>
          </table:table-cell>
          <table:covered-table-cell/>
        </table:table-row>
        <table:table-row>
          <table:covered-table-cell table:style-name="Table10.A2"/>
          <table:covered-table-cell table:style-name="Table10.A2"/>
          <table:covered-table-cell table:style-name="Table10.A2"/>
          <table:covered-table-cell table:style-name="Table10.A2"/>
          <table:table-cell table:style-name="Table10.A2" office:value-type="string">
            <text:p text:style-name="P63">Byte 0</text:p>
          </table:table-cell>
          <table:table-cell table:style-name="Table10.E2" office:value-type="string">
            <text:p text:style-name="P52"><text:change text:change-id="ct14755197568"/><text:change-start text:change-id="ct14755198480"/><text:span text:style-name="T44">Source</text:span><text:change-end text:change-id="ct14755198480"/> Stream ID, value 0xFF is reserved.</text:p>
          </table:table-cell>
        </table:table-row>
        <table:table-row>
          <table:covered-table-cell table:style-name="Table10.A2"/>
          <table:covered-table-cell table:style-name="Table10.A2"/>
          <table:covered-table-cell table:style-name="Table10.A2"/>
          <table:covered-table-cell table:style-name="Table10.A2"/>
          <table:table-cell table:style-name="Table10.A2" office:value-type="string">
            <text:p text:style-name="P63">Byte 1</text:p>
          </table:table-cell>
          <table:table-cell table:style-name="Table10.E2" office:value-type="string">
            <text:p text:style-name="P54"><text:change text:change-id="ct14755199280"/><text:change-start text:change-id="ct14755200384"/><text:span text:style-name="T44">Destination</text:span><text:change-end text:change-id="ct14755200384"/> Stream ID,<text:span text:style-name="T30"> value 0xFF is reserved.</text:span></text:p>
          </table:table-cell>
        </table:table-row>
        <table:table-row>
          <table:covered-table-cell table:style-name="Table10.A2"/>
          <table:covered-table-cell table:style-name="Table10.A2"/>
          <table:covered-table-cell table:style-name="Table10.A2"/>
          <table:covered-table-cell table:style-name="Table10.A2"/>
          <table:table-cell table:style-name="Table10.A2" office:value-type="string">
            <text:p text:style-name="P64">Byte<text:change-start text:change-id="ct14755200960"/><text:span text:style-name="T43">s</text:span><text:change-end text:change-id="ct14755200960"/> 2<text:change-start text:change-id="ct14755202032"/>-<text:span text:style-name="T43">3</text:span><text:change-end text:change-id="ct14755202032"/></text:p>
          </table:table-cell>
          <table:table-cell table:style-name="Table10.E2" office:value-type="string">
            <text:p text:style-name="P65"><text:change text:change-id="ct14755103536"/><text:change-start text:change-id="ct14755200032"/>O<text:change-end text:change-id="ct14755200032"/><text:change text:change-id="ct14755201232"/><text:change-start text:change-id="ct14755201504"/>ptional Flags<text:change-end text:change-id="ct14755201504"/><text:change text:change-id="ct14755202784"/></text:p>
          </table:table-cell>
        </table:table-row>
        <table:table-row>
          <table:covered-table-cell table:style-name="Table10.A2"/>
          <table:covered-table-cell table:style-name="Table10.A2"/>
          <table:covered-table-cell table:style-name="Table10.A2"/>
          <table:covered-table-cell table:style-name="Table10.A2"/>
          <table:table-cell table:style-name="Table10.A2" office:value-type="string">
            <text:p text:style-name="P66">Bytes <text:change text:change-id="ct14755203536"/><text:change-start text:change-id="ct14755204416"/><text:span text:style-name="T43">4-9</text:span><text:change-end text:change-id="ct14755204416"/></text:p>
          </table:table-cell>
          <table:table-cell table:style-name="Table10.E2" office:value-type="string">
            <text:p text:style-name="P66"><text:change-start text:change-id="ct14755205536"/><text:span text:style-name="T46">Optional n</text:span><text:change-end text:change-id="ct14755205536"/><text:change text:change-id="ct14755205808"/>umber of <text:span text:style-name="T41">payload </text:span>bytes <text:span text:style-name="T47">transferred</text:span> in total <text:span text:style-name="T41">(</text:span>sum of all data segments<text:span text:style-name="T41">) % 2</text:span><text:span text:style-name="T48">24</text:span><text:span text:style-name="T49">.</text:span></text:p>
          </table:table-cell>
        </table:table-row>
      </table:table>
      <text:p text:style-name="P67"/>
      <text:h text:style-name="P68" text:outline-level="1"><text:bookmark-start text:name="__RefHeading___Toc2817_149935058"/>States <text:span text:style-name="T50">(Normative)</text:span><text:bookmark-end text:name="__RefHeading___Toc2817_149935058"/></text:h>
      <text:p text:style-name="P69">A stream can be in one of the following states:</text:p>
      <text:p text:style-name="P70"><text:span text:style-name="T51">Non-existent</text:span> or <text:span text:style-name="T51">closed</text:span>. Between the nodes &lt;Source Node ID&gt; <text:span text:style-name="T47">→</text:span> &lt;Destination Node ID&gt; both the Source Stream ID and the Destination Stream ID ha<text:span text:style-name="T52">ve</text:span> never been used or the Stream according to the last use was completed or terminated.</text:p>
      <text:p text:style-name="P71"><text:span text:style-name="T51">Announced</text:span>. The Source node has sent the Source Stream ID to the Destination node via some higher-level protocol, such as in a Memory Configuration Protocol datagram 'Read Stream Reply', or 'Write Stream Command'.</text:p>
      <text:p text:style-name="P71"><text:span text:style-name="T51">Initiated</text:span>. The Source node has sent a Stream Initiate Request to the Destination node with the Source Stream ID, and is waiting for a response.</text:p>
      <text:p text:style-name="P72"><text:span text:style-name="T53">Open</text:span><text:span text:style-name="T42">. The Destination node has sent a Stream Initiate Reply to the Source node with the Source Stream ID and the Destination Stream ID and the error code set to Accepted.</text:span></text:p>
      <text:h text:style-name="Heading_20_1" text:outline-level="1"><text:bookmark-start text:name="__RefHeading___Toc2819_149935058"/>Interactions <text:span text:style-name="T50">(Normative)</text:span><text:bookmark-end text:name="__RefHeading___Toc2819_149935058"/></text:h>
      <text:h text:style-name="P73" text:outline-level="2"><text:bookmark-start text:name="__RefHeading__4064_1582161253"/>Opening a stream with announcement<text:bookmark-end text:name="__RefHeading__4064_1582161253"/></text:h>
      <text:p text:style-name="P74">In this method the streaming protocol works together with a higher-level protocol. It is the higher-level protocol that requests the transfer, and defines the format, contents and possibly the length of the stream payload. As part of handling the higher-level protocol, the Source node has to know the Destination node ID, and allocate a Source Stream ID for that Destination node that is <text:span text:style-name="T47">in </text:span><text:span text:style-name="T54">the Closed / </text:span><text:soft-page-break/><text:span text:style-name="T54">N</text:span><text:span text:style-name="T47">on-existent state. </text:span><text:span text:style-name="T54">T</text:span><text:span text:style-name="T47">he Source node transmits the Source Stream ID to the Destination node in an addressed message of the higher-level protocol. The Source node then waits for a reception acknowledgement of the higher-level protocol (such as a Datagram Received OK) from the Destination node. If this acknowledgement is positive, the Stream transitions to the Announced state</text:span><text:change text:change-id="ct14755232752"/><text:change-start text:change-id="ct14755233632"/><text:span text:style-name="T47">;</text:span><text:change-end text:change-id="ct14755233632"/><text:span text:style-name="T47"> if it returns an error, the Stream is considered to be in the Closed state. </text:span><text:span text:style-name="T55">If the Destination node can not handle the streaming protocol, it should return an error in the higher-level protocol.</text:span></text:p>
      <text:p text:style-name="P74"><text:span text:style-name="T47">After the acknowledgement of the reception of the announcement message, the Source node sends a Stream Initiate Request to the Destination node, with the same </text:span><text:span text:style-name="T55">Source </text:span><text:span text:style-name="T47">Stream ID as in the announcement message. The Source node may pass or omit the Stream Content </text:span><text:span text:style-name="T56">Type</text:span><text:span text:style-name="T47"> in the Stream Initiate Request, as the higher-level protocol specification requires. </text:span><text:span text:style-name="T55">The Source node proposes a Max Buffer Size for the transmission. </text:span><text:span text:style-name="T47">Sending this message transitions the stream to the Initiated state.</text:span></text:p>
      <text:p text:style-name="P75">The Destination node <text:span text:style-name="T57">is then required to send a Stream Initiate Reply, or </text:span><text:change text:change-id="ct4774195744"/><text:span text:style-name="T57">the general error message</text:span><text:change text:change-id="ct4804603328"/><text:change-start text:change-id="ct4774200784"/><text:span text:style-name="T57"> Optional Interaction </text:span><text:span text:style-name="T40">R</text:span><text:span text:style-name="T57">ejected </text:span><text:span text:style-name="T40">as</text:span><text:change-end text:change-id="ct4774200784"/><text:span text:style-name="T57"> defined in the Message Network Standard</text:span><text:change text:change-id="ct4804606304"/><text:change-start text:change-id="ct4804604192"/><text:span text:style-name="T57">. </text:span><text:change-end text:change-id="ct4804604192"/><text:span text:style-name="T57">When possible, a Stream Initiate Reply </text:span><text:change-start text:change-id="ct14755228992"/><text:span text:style-name="T4">with an error code </text:span><text:change-end text:change-id="ct14755228992"/><text:span text:style-name="T57">should be sent instead of a general error message.</text:span></text:p>
      <text:p text:style-name="P76">To accept the stream and transition to Open state, the Destination node must allocate a Destination Stream ID that's not currently in use with the same Source node, reply with a Stream Initiate Reply message, with the error code having the Accept bit set, the Source Stream ID set to the stream ID sent by the Source node, the Destination Stream ID filled in, and the Max Buffer Size set to a non-zero value that is at less<text:change text:change-id="ct14755228688"/> than or equal to what was proposed in the Stream Initiate Request. Sending this message transitions the stream to Open state, with the Max Buffer Size as entered in the Stream Initiate Reply message.</text:p>
      <text:p text:style-name="P77">To reject the stream, the Destination node must send a<text:change-start text:change-id="ct4774204400"/><text:span text:style-name="T40">n</text:span><text:change-end text:change-id="ct4774204400"/> <text:change-start text:change-id="ct14024848976"/><text:span text:style-name="T57">Optional Interaction </text:span><text:span text:style-name="T40">R</text:span><text:span text:style-name="T57">ejected</text:span><text:change-end text:change-id="ct14024848976"/><text:change text:change-id="ct4774208496"/> error message, or a Stream Initiate Reply message with the appropriate Source Stream ID, zero Max Buffer Size and the error code <text:change-start text:change-id="ct15580035552"/><text:span text:style-name="T40">with</text:span><text:change-end text:change-id="ct15580035552"/><text:change text:change-id="ct15579784112"/><text:change-start text:change-id="ct4774216416"/><text:span text:style-name="T58"> </text:span><text:change-end text:change-id="ct4774216416"/><text:change text:change-id="ct4774222928"/><text:change-start text:change-id="ct4804602240"/><text:span text:style-name="T40">either</text:span><text:change-end text:change-id="ct4804602240"/><text:change text:change-id="ct4774224768"/><text:change-start text:change-id="ct4774227296"/><text:span text:style-name="T58"> </text:span><text:change-end text:change-id="ct4774227296"/><text:span text:style-name="T58">the Temporary error or Permanent error bits set</text:span>. <text:span text:style-name="T57">When possible, a Stream Initiate Reply should be sent instead of </text:span><text:change text:change-id="ct5362047792"/><text:change-start text:change-id="ct5361872464"/><text:span text:style-name="T40">the </text:span><text:span text:style-name="T57">Optional Interaction </text:span><text:span text:style-name="T40">R</text:span><text:span text:style-name="T57">ejected</text:span><text:change-end text:change-id="ct5361872464"/><text:change text:change-id="ct4774208800"/><text:span text:style-name="T57"> error message. </text:span>When sending a<text:change text:change-id="ct4804607136"/><text:change-start text:change-id="ct5362273072"/><text:span text:style-name="T40">n </text:span><text:span text:style-name="T57">Optional Interaction </text:span><text:span text:style-name="T40">R</text:span><text:span text:style-name="T57">ejected</text:span><text:change-end text:change-id="ct5362273072"/>, <text:change text:change-id="ct14755230064"/>the MTI value <text:change text:change-id="ct14755237008"/><text:change-start text:change-id="ct14755238784"/><text:span text:style-name="T4">must</text:span><text:change-end text:change-id="ct14755238784"/> be set to the MTI of Stream Initiate Request. <text:span text:style-name="T58">A rejected stream is transitioned to the Closed state. If needed, the interaction may be re-started using the higher-level protocol.</text:span></text:p>
      <text:h text:style-name="P78" text:outline-level="2"><text:bookmark-start text:name="__RefHeading___Toc2821_149935058"/>Opening a stream without announcement<text:bookmark-end text:name="__RefHeading___Toc2821_149935058"/></text:h>
      <text:p text:style-name="P79">This method may only be used if the interaction is started by the Source node.</text:p>
      <text:p text:style-name="P79">The interaction begins with the Source node allocating a new Source Stream ID, and sending a Stream Initiate Request to the Destination node. This message must carry a 6-byte Stream Content UID, which specifies for the destination node the content and format of the data carried, and transitions the stream to the Initiated state. From this state onwards the interaction continues as in described in Section <text:bookmark-ref text:reference-format="number" text:ref-name="__RefHeading__4064_1582161253"> 7.1 </text:bookmark-ref>.</text:p>
      <text:p text:style-name="P79">If the Stream Content UID is unknown to the Destination node, it should use the Permanent Error, Unimplemented error code in the rejection message.</text:p>
      <text:h text:style-name="Heading_20_2" text:outline-level="2"><text:bookmark-start text:name="__RefHeading___Toc2823_149935058"/>Data transfer<text:bookmark-end text:name="__RefHeading___Toc2823_149935058"/></text:h>
      <text:p text:style-name="P80">Once a stream transitioned to Open state, the Source node may start sending payload bytes using Stream Data Send messages. The source node may send up to Max Buffer Size bytes using one or more Stream Data Send message<text:span text:style-name="T59">s, without needing to wait for acknowledgement from the destination node.</text:span></text:p>
      <text:p text:style-name="P80"><text:soft-page-break/>When the <text:span text:style-name="T59">Destination node is ready to receive another Max Buffer Size bytes, it sends a Stream Data Proceed message to the Source node. This signals to the Source node that it may send another Max Buffer Size bytes. Each Stream Data Proceed message, irrespectively of when it was sent, extends the window of allowed payload bytes to be sent by Max Buffer Size.</text:span><text:change-start text:change-id="ct14755247520"/><text:span text:style-name="T59"> </text:span><text:span text:style-name="T4">A Stream Data Proceed may be sent before an entire buffer of data is received, but no more than one Stream Data Proceed may be provided in advance in this way.</text:span><text:change-end text:change-id="ct14755247520"/></text:p>
      <text:p text:style-name="P81">If the Source node has no more data to send, but wants to keep the stream open<text:change text:change-id="ct14755200656"/> it may, but is not required to<text:change-start text:change-id="ct14755245872"/>,<text:change-end text:change-id="ct14755245872"/> periodically send Stream Data Send messages with zero payload bytes to ensure that the destination node and any gateways in the transfer path are still aware of the stream transmission.</text:p>
      <text:h text:style-name="Heading_20_2" text:outline-level="2"><text:bookmark-start text:name="__RefHeading___Toc2825_149935058"/>Closing the stream<text:bookmark-end text:name="__RefHeading___Toc2825_149935058"/></text:h>
      <text:p text:style-name="P81">The Source node signals completion of the transfer by sending a Stream Data Complete message to the Destination node, providing the Source Stream ID and the Destination Stream ID with it. Optionally the Source node may add a 4-byte value describing the total number of bytes sent in the stream. If the Source node does not want to specify this value, it may omit the bytes from the Stream Data Complete message or may send 0xFFFFFFFF to specify unknown length.</text:p>
      <text:p text:style-name="P81">The Stream Data Complete message transitions the stream to Closed state.</text:p>
      <text:p text:style-name="P82">The Stream <text:span text:style-name="T60">is closed if the Destination node sends a Terminate Due To Error </text:span><text:change text:change-id="ct4804596912"/><text:span text:style-name="T60">message </text:span><text:change text:change-id="ct14755253840"/><text:span text:style-name="T60">with the MTI value of Stream Data Send</text:span><text:change-start text:change-id="ct14755258752"/><text:span text:style-name="T60"><office:annotation loext:resolved="false"><dc:creator>Bob Jacobsen</dc:creator><dc:date>2026-01-18T07:15:54.034744000</dc:date><meta:creator-initials>BJ</meta:creator-initials><text:p text:style-name="Comment">I’d prefer a Stream-specific mechanism here. <text:s/>This is messy to implement cleanly.</text:p></office:annotation></text:span><text:change-end text:change-id="ct14755258752"/><text:span text:style-name="T60">; or if the Source node</text:span><text:change-start text:change-id="ct14755262720"/><text:span text:style-name="T60"><office:annotation loext:resolved="false"><dc:creator>Bob Jacobsen</dc:creator><dc:date>2026-01-18T07:14:21.314811000</dc:date><meta:creator-initials>BJ</meta:creator-initials><text:p text:style-name="Comment">I don’t like <text:s/>this. If the source says TDE with just the MTI, the destination doesn’t know which stream is being terminated in the general (non-CAN) case. <text:s/>Or do we want to explicitly say that there can only be one stream between any (source node, destination node) pair? <text:s/>This is messy for high-level code in concept.</text:p></office:annotation></text:span><text:change-end text:change-id="ct14755262720"/><text:span text:style-name="T60"> sends a Terminate Due To Error </text:span><text:change text:change-id="ct4804620080"/><text:span text:style-name="T60">message </text:span><text:change text:change-id="ct14755255632"/><text:span text:style-name="T60">with the MTI value of Stream Data Proceed. </text:span><text:change text:change-id="ct15580299104"/></text:p>
      <text:h text:style-name="Heading_20_2" text:outline-level="2"><text:bookmark-start text:name="__RefHeading___Toc2827_149935058"/>Special provisions for Gateways<text:bookmark-end text:name="__RefHeading___Toc2827_149935058"/></text:h>
      <text:p text:style-name="P83"><text:span text:style-name="T61">A </text:span>Gateway need<text:span text:style-name="T61">s</text:span> to be prepared for buffering up to Max Buffer Size bytes for each open stream. <text:span text:style-name="T61">It may reduce the Max Buffer Size </text:span>in<text:span text:style-name="T58"> the Stream Initiate Request message if the buffer size available is smaller than proposed. A Gateway must not modify the Max Buffer Size value of a Stream Initiate Response message.</text:span></text:p>
      <text:p text:style-name="P84">A Gateway may repackage the stream payload into fewer or more Stream Data Send messages than received, as the underlying network requires. A Gateway must emit a Stream Data Send message with empty payload after its buffer is drained<text:change text:change-id="ct14755262416"/> if it has received such a message.</text:p>
      <text:p text:style-name="P85">A Gateway may delay forwarding Stream Data Proceed messages until its internal buffer is drained, <text:span text:style-name="T62">but it must not drop any of them</text:span>.</text:p>
      <text:p text:style-name="P81">A Gateway must <office:annotation office:name="__Fieldmark__2887_518962963" loext:resolved="false"><dc:creator>Balazs Racz</dc:creator><dc:date>2014-12-30T11:25:02</dc:date><text:p>This is a problem, because the source node could re-use the same source stream ID while the stream closure is still pending.</text:p></office:annotation>delay forwarding the Stream Data Complete message<office:annotation-end office:name="__Fieldmark__2887_518962963"/><text:change-start text:change-id="ct15628665696"/><office:annotation loext:parent-name="__Fieldmark__2887_518962963" loext:resolved="false"><dc:creator>Bob Jacobsen</dc:creator><dc:date>2026-02-01T13:17:26.359797000</dc:date><meta:creator-initials>BJ</meta:creator-initials><text:p text:style-name="Comment"><text:span text:style-name="T63">Reply to Bob Jacobsen (01/18/2026, 07:18): "..."</text:span></text:p><text:p text:style-name="Comment">Right. <text:s/>The SDC message and message(s) to set up the next stream operation are higher priority, and can pass the messages draining the buffer. </text:p></office:annotation><text:change-end text:change-id="ct15628665696"/> until its internal buffer is drained.</text:p>
      <text:p text:style-name="P86">A Gateway must drop all data in its internal buffer and all delayed messages if the Stream is terminated with an error message of Terminate Due To Error<text:change-start text:change-id="ct4774283616"/>.<text:change-end text:change-id="ct4774283616"/> <text:change text:change-id="ct4774186304"/><text:change-start text:change-id="ct15705883024"/><office:annotation loext:resolved="false"><dc:creator>Bob Jacobsen</dc:creator><dc:date>2026-01-18T07:18:26.775769000</dc:date><meta:creator-initials>BJ</meta:creator-initials><text:p text:style-name="Comment">Another place where it’ll be really difficult to implement this because the TDTE message doesn’t say _which_ stream is being closed by an error.</text:p></office:annotation><text:change-end text:change-id="ct15705883024"/><text:change text:change-id="ct4804596432"/></text:p>
      <text:h text:style-name="P87" text:outline-level="1"><text:bookmark-start text:name="__RefHeading___Toc2829_149935058"/>Adaptation to CAN Transport (Normative)<text:bookmark-end text:name="__RefHeading___Toc2829_149935058"/></text:h>
      <text:p text:style-name="P88">This section describes the CAN implementation of stream transport message formats.</text:p>
      <text:h text:style-name="Heading_20_2" text:outline-level="2"><text:bookmark-start text:name="__RefHeading___Toc2831_149935058"/><text:soft-page-break/>Stream Data Send<text:bookmark-end text:name="__RefHeading___Toc2831_149935058"/></text:h>
      <text:p text:style-name="P88">Stream Data Send messages are sent on a CAN network using the Frame Type of 7 (Stream Data), the Destination node alias and the Source node alias in the CAN header, and the Destination Stream ID in the first data byte. The remaining data bytes can <text:change-start text:change-id="ct14755268192"/><text:span text:style-name="T64">b</text:span><text:change-end text:change-id="ct14755268192"/>e filled with stream payload (up to 7 bytes per <text:change text:change-id="ct14755273072"/><text:change-start text:change-id="ct14755274064"/><text:span text:style-name="T64">frame</text:span><text:change-end text:change-id="ct14755274064"/>):</text:p>
      <table:table table:name="Table5" table:style-name="Table5">
        <table:table-column table:style-name="Table5.A"/>
        <table:table-column table:style-name="Table5.B" table:number-columns-repeated="2"/>
        <table:table-column table:style-name="Table5.D"/>
        <table:table-column table:style-name="Table5.E"/>
        <table:table-header-rows>
          <table:table-row>
            <table:table-cell table:style-name="Table5.A1" office:value-type="string">
              <text:p text:style-name="P89">Name</text:p>
            </table:table-cell>
            <table:table-cell table:style-name="Table5.A1" office:value-type="string">
              <text:p text:style-name="P90">Dest ID</text:p>
            </table:table-cell>
            <table:table-cell table:style-name="Table5.A1" office:value-type="string">
              <text:p text:style-name="P90">Event ID</text:p>
            </table:table-cell>
            <table:table-cell table:style-name="Table5.A1" office:value-type="string">
              <text:p text:style-name="P90">Header Format</text:p>
            </table:table-cell>
            <table:table-cell table:style-name="Table5.E1" office:value-type="string">
              <text:p text:style-name="P90">Data-part Content</text:p>
            </table:table-cell>
          </table:table-row>
        </table:table-header-rows>
        <table:table-row>
          <table:table-cell table:style-name="Table5.A2" office:value-type="string">
            <text:p text:style-name="P91">Stream Data Send</text:p>
          </table:table-cell>
          <table:table-cell table:style-name="Table5.A2" office:value-type="string">
            <text:p text:style-name="P92">Y</text:p>
          </table:table-cell>
          <table:table-cell table:style-name="Table5.A2" office:value-type="string">
            <text:p text:style-name="P92">N</text:p>
          </table:table-cell>
          <table:table-cell table:style-name="Table5.A2" office:value-type="string">
            <text:p text:style-name="P93">0x1<text:span text:style-name="T50">F</text:span>dd,dsss</text:p>
          </table:table-cell>
          <table:table-cell table:style-name="Table5.E2" office:value-type="string">
            <text:p text:style-name="P94">Byte 0: Destination Stream ID<text:line-break/>Byte 1...: payload bytes</text:p>
          </table:table-cell>
        </table:table-row>
      </table:table>
      <text:p text:style-name="Standard"/>
      <text:h text:style-name="P95" text:outline-level="2"><text:bookmark-start text:name="__RefHeading___Toc2833_149935058"/>All Other Messages<text:bookmark-end text:name="__RefHeading___Toc2833_149935058"/></text:h>
      <text:p text:style-name="P96"><text:span text:style-name="T50">All other messages are sent as described in the OpenLCB </text:span><text:span text:style-name="T2">Message Network Standard. </text:span><text:span text:style-name="T50">Note that the </text:span><text:span text:style-name="T65">Stream Initiate Request </text:span><text:span text:style-name="T66">message</text:span><text:span text:style-name="T65"> may need to be sent in two CAN frames if it contains a Stream Content UID. The format for multiple frame CAN messages is described in the </text:span><text:span text:style-name="T50">OpenLCB </text:span><text:span text:style-name="T2">Message Network Standard.</text:span><text:change text:change-id="ct14755284896"/><text:change text:change-id="ct14755289024"/><text:change text:change-id="ct14755289296"/><text:change text:change-id="ct14755289568"/><text:change text:change-id="ct14755289840"/><text:change text:change-id="ct14755290112"/><text:change text:change-id="ct14755290384"/></text:p>
      <text:p text:style-name="P9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98"><text:s/>1 Introduction (Informative)<text:tab/>1</text:p>
          <text:p text:style-name="P98"><text:s/>2 Intended Use (Informative)<text:tab/>1</text:p>
          <text:p text:style-name="P98"><text:s/>3 References and Context (Normative)<text:tab/>1</text:p>
          <text:p text:style-name="P98"><text:s/>4 Definitions (Normative)<text:tab/>1</text:p>
          <text:p text:style-name="P98"><text:s/>5 <text:s/>Message Formats<text:tab/>2</text:p>
          <text:p text:style-name="P99"><text:s/>5.1 Stream Initiate Request<text:tab/>2</text:p>
          <text:p text:style-name="P99"><text:s/>5.2 Stream Initiate Reply<text:tab/>3</text:p>
          <text:p text:style-name="P99"><text:s/>5.3 Stream Data Send<text:tab/>4</text:p>
          <text:p text:style-name="P99"><text:s/>5.4 Stream Data Proceed<text:tab/>4</text:p>
          <text:p text:style-name="P99"><text:s/>5.5 Stream Data Complete<text:tab/>5</text:p>
          <text:p text:style-name="P98"><text:s/>6 States (Normative)<text:tab/>5</text:p>
          <text:p text:style-name="P98"><text:s/>7 Interactions (Normative)<text:tab/>5</text:p>
          <text:p text:style-name="P99"><text:s/>7.1 Opening a stream with announcement<text:tab/>5</text:p>
          <text:p text:style-name="P99"><text:s/>7.2 Opening a stream without announcement<text:tab/>6</text:p>
          <text:p text:style-name="P99"><text:s/>7.3 Data transfer<text:tab/>6</text:p>
          <text:p text:style-name="P99"><text:s/>7.4 Closing the stream<text:tab/>7</text:p>
          <text:p text:style-name="P99"><text:s/>7.5 Special provisions for Gateways<text:tab/>7</text:p>
          <text:p text:style-name="P98"><text:s/>8 Adaptation to CAN Transport (Normative)<text:tab/>7</text:p>
          <text:p text:style-name="P99"><text:s/>8.1 Stream Data Send<text:tab/>8</text:p>
          <text:p text:style-name="P99"><text:s/>8.2 All Other Messages<text:tab/>8</text:p>
        </text:index-body>
      </text:table-of-content>
      <text:p text:style-name="P1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bullet text:level="1" text:style-name="RTF_5f_Num_20_3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bullet text:level="1" text:style-name="RTF_5f_Num_20_4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5" style:display-name="RTF_Num 5">
      <text:list-level-style-bullet text:level="1" text:style-name="RTF_5f_Num_20_5_20_1" loext:num-list-format="%1%." style:num-suffix="." text:bullet-char="•">
        <style:list-level-properties text:space-before="0.25in" text:min-label-width="0.25in"/>
      </text:list-level-style-bullet>
      <text:list-level-style-bullet text:level="2" text:style-name="RTF_5f_Num_20_5_20_2" loext:num-list-format="%2%." style:num-suffix="." text:bullet-char="◦">
        <style:list-level-properties text:space-before="0.75in" text:min-label-width="0.25in"/>
      </text:list-level-style-bullet>
      <text:list-level-style-bullet text:level="3" text:style-name="RTF_5f_Num_20_5_20_3" loext:num-list-format="%3%." style:num-suffix="." text:bullet-char="▪">
        <style:list-level-properties text:space-before="1.25in" text:min-label-width="0.25in"/>
      </text:list-level-style-bullet>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number:date-style style:name="N130">
      <number:day/>
      <number:text>/</number:text>
      <number:month/>
      <number:text>/</number:text>
      <number:year number:style="long"/>
    </number:date-style>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4354in" style:rel-column-width="35208*"/>
    </style:style>
    <style:style style:name="Table1.B" style:family="table-column">
      <style:table-column-properties style:column-width="1.6285in" style:rel-column-width="16689*"/>
    </style:style>
    <style:style style:name="Table1.C" style:family="table-column">
      <style:table-column-properties style:column-width="1.3306in" style:rel-column-width="1363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3"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81ac5a"/>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MT2" style:family="text">
      <style:text-properties officeooo:rsid="0013ba8e"/>
    </style:style>
    <style:style style:name="MT3" style:family="text">
      <style:text-properties fo:font-size="8pt"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officeooo:rsid="002091d6" style:font-size-asian="8pt" style:font-size-complex="8pt"/>
    </style:style>
    <style:style style:name="MT6" style:family="text">
      <style:text-properties officeooo:rsid="00113339"/>
    </style:style>
    <style:style style:name="MT7" style:family="text">
      <style:text-properties fo:font-size="8pt" officeooo:rsid="0013ba8e" style:font-size-asian="8pt" style:font-size-complex="8pt"/>
    </style:style>
    <style:style style:name="MT8" style:family="text">
      <style:text-properties fo:font-size="9pt" style:font-size-asian="9pt"/>
    </style:style>
    <style:style style:name="MT9"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8" draw:name="PowerPlusWaterMarkObject3" draw:style-name="Mgr1" draw:text-style-name="MP3" svg:width="6.5461in" svg:height="2.6185in" draw:transform="skewX (-3.96283075457201E-017) rotate (0.785398163397448) translate (2.54581692913386in 3.66875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OpenLCB Stream Transport <text:span text:style-name="MT2">Standard</text:span></text:p>
      </style:header>
      <style:footer>
        <text:tracked-changes>
          <text:changed-region xml:id="ct14754863664" text:id="ct14754863664">
            <text:deletion>
              <office:change-info>
                <dc:creator>Alex Shepherd</dc:creator>
                <dc:date>2021-05-01T01:14:03</dc:date>
              </office:change-info>
              <text:p text:style-name="MP4"><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0</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date style:data-style-name="N40" text:date-value="2026-02-01T13:19:47.816276284">Feb 1, 2026</text:date></text:span></text:span></text:p>
            </text:deletion>
          </text:changed-region>
          <text:changed-region xml:id="ct14754889616" text:id="ct14754889616">
            <text:insertion>
              <office:change-info>
                <dc:creator>Alex Shepherd</dc:creator>
                <dc:date>2021-05-01T01:14:03</dc:date>
              </office:change-info>
            </text:insertion>
          </text:changed-region>
        </text:tracked-changes>
        <text:p text:style-name="MP4"><text:change text:change-id="ct14754863664"/><text:change-start text:change-id="ct14754889616"/><text:span text:style-name="Page_20_Number"><text:span text:style-name="MT4">Copyright 2011-</text:span></text:span><text:span text:style-name="Page_20_Number"><text:span text:style-name="MT4"><text:user-defined style:data-style-name="N0" text:name="OLCByear"/></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9</text:page-number></text:span></text:span><text:span text:style-name="Page_20_Number"><text:span text:style-name="MT5"><text:s/>of </text:span></text:span><text:span text:style-name="Page_20_Number"><text:span text:style-name="MT5"><text:page-count style:num-format="1">9</text:page-count></text:span></text:span><text:span text:style-name="Page_20_Number"><text:span text:style-name="MT5"><text:s/>- </text:span></text:span><text:span text:style-name="Page_20_Number"><text:span text:style-name="MT3"><text:date style:data-style-name="N40" text:date-value="2026-02-01T13:19:47.817172729">Feb 1, 2026</text:date></text:span></text:span><text:change-end text:change-id="ct14754889616"/></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2" draw:text-style-name="MP3" svg:width="6.5461in" svg:height="2.6185in" draw:transform="skewX (-3.96283075457201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F7F7BA2E.png" xlink:type="simple" xlink:show="embed" xlink:actuate="onLoad" draw:mime-type="image/png"/></draw:frame></text:p>
            </table:table-cell>
            <table:table-cell table:style-name="Table1.B1" table:number-columns-spanned="2" office:value-type="string">
              <text:p text:style-name="MP7">OpenLCB <text:span text:style-name="MT6">Standard</text:span></text:p>
            </table:table-cell>
            <table:covered-table-cell/>
          </table:table-row>
          <table:table-row table:style-name="Table1.1">
            <table:covered-table-cell table:style-name="Table1.A1"/>
            <table:table-cell table:style-name="Table1.B1" table:number-columns-spanned="2" office:value-type="string">
              <text:p text:style-name="MP7">Stream Transport</text:p>
            </table:table-cell>
            <table:covered-table-cell/>
          </table:table-row>
          <table:table-row table:style-name="Table1.1">
            <table:covered-table-cell table:style-name="Table1.A1"/>
            <table:table-cell table:style-name="Table1.B3" office:value-type="string">
              <text:p text:style-name="MP7"><text:date style:data-style-name="N40" text:date-value="2026-02-01T13:19:47.818025797">Feb 1, 2026</text:date></text:p>
            </table:table-cell>
            <table:table-cell table:style-name="Table1.B1" office:value-type="string">
              <text:p text:style-name="MP7">Preliminary</text:p>
            </table:table-cell>
          </table:table-row>
        </table:table>
        <text:p text:style-name="Header"/>
      </style:header>
      <style:footer>
        <text:tracked-changes>
          <text:changed-region xml:id="ct14754917280" text:id="ct14754917280">
            <text:deletion>
              <office:change-info>
                <dc:creator>Alex Shepherd</dc:creator>
                <dc:date>2021-05-01T01:13:52</dc:date>
              </office:change-info>
              <text:p text:style-name="MP4"><text:span text:style-name="Page_20_Number"><text:span text:style-name="MT3">Copyright 201</text:span></text:span><text:span text:style-name="Page_20_Number"><text:span text:style-name="MT7">4</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8"><text:tab/></text:span><text:span text:style-name="MT9">Page </text:span><text:span text:style-name="Page_20_Number"><text:span text:style-name="MT9"><text:page-number text:select-page="current">0</text:page-number></text:span></text:span><text:span text:style-name="Page_20_Number"><text:span text:style-name="MT9"><text:s/>of </text:span></text:span><text:span text:style-name="Page_20_Number"><text:span text:style-name="MT9"><text:page-count style:num-format="1">9</text:page-count></text:span></text:span><text:span text:style-name="Page_20_Number"><text:span text:style-name="MT9"><text:s/>- </text:span></text:span><text:span text:style-name="Page_20_Number"><text:span text:style-name="MT9"><text:date style:data-style-name="N40" text:date-value="2026-02-01T13:19:47.818875093">Feb 1, 2026</text:date></text:span></text:span></text:p>
              <text:p text:style-name="MP4"><text:span text:style-name="Page_20_Number"><text:span text:style-name="MT4"/></text:span></text:p>
            </text:deletion>
          </text:changed-region>
          <text:changed-region xml:id="ct14754909472" text:id="ct14754909472">
            <text:insertion>
              <office:change-info>
                <dc:creator>Alex Shepherd</dc:creator>
                <dc:date>2021-05-01T01:13:52</dc:date>
              </office:change-info>
            </text:insertion>
          </text:changed-region>
        </text:tracked-changes>
        <text:p text:style-name="MP4"><text:change text:change-id="ct14754917280"/><text:change-start text:change-id="ct14754909472"/><text:span text:style-name="Page_20_Number"><text:span text:style-name="MT4">Copyright 2011-</text:span></text:span><text:span text:style-name="Page_20_Number"><text:span text:style-name="MT4"><text:user-defined style:data-style-name="N0" text:name="OLCByear"/></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9</text:page-count></text:span></text:span><text:span text:style-name="Page_20_Number"><text:span text:style-name="MT5"><text:s/>- </text:span></text:span><text:span text:style-name="Page_20_Number"><text:span text:style-name="MT3"><text:date style:data-style-name="N40" text:date-value="2026-02-01T13:19:47.819532025">Feb 1, 2026</text:date></text:span></text:span><text:change-end text:change-id="ct1475490947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Technical Note</dc:title>
    <meta:initial-creator>Alex Shepherd</meta:initial-creator>
    <meta:creation-date>2009-01-22T07:11:27</meta:creation-date>
    <meta:editing-cycles>165</meta:editing-cycles>
    <meta:editing-duration>P2DT16H32M24S</meta:editing-duration>
    <meta:generator>LibreOffice/25.8.3.2$MacOSX_AARCH64 LibreOffice_project/8ca8d55c161d602844f5428fa4b58097424e324e</meta:generator>
    <dc:date>2026-02-01T13:19:32.559007000</dc:date>
    <dc:creator>Bob Jacobsen</dc:creator>
    <meta:document-statistic meta:table-count="7" meta:image-count="1" meta:object-count="0" meta:page-count="9" meta:paragraph-count="204" meta:word-count="2473" meta:character-count="14719" meta:non-whitespace-character-count="12411"/>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Balazs Racz" dc:date-time="2014-12-23T18:16:59"/>
</VL:version-list>
</file>